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8cm"/>
    </style:style>
    <style:style style:name="co2" style:family="table-column">
      <style:table-column-properties fo:break-before="auto" style:column-width="1.235cm"/>
    </style:style>
    <style:style style:name="co3" style:family="table-column">
      <style:table-column-properties fo:break-before="auto" style:column-width="1.743cm"/>
    </style:style>
    <style:style style:name="co4" style:family="table-column">
      <style:table-column-properties fo:break-before="auto" style:column-width="10.634cm"/>
    </style:style>
    <style:style style:name="co5" style:family="table-column">
      <style:table-column-properties fo:break-before="auto" style:column-width="1.699cm"/>
    </style:style>
    <style:style style:name="co6" style:family="table-column">
      <style:table-column-properties fo:break-before="auto" style:column-width="2.847cm"/>
    </style:style>
    <style:style style:name="co7" style:family="table-column">
      <style:table-column-properties fo:break-before="auto" style:column-width="1.258cm"/>
    </style:style>
    <style:style style:name="co8" style:family="table-column">
      <style:table-column-properties fo:break-before="auto" style:column-width="1.455cm"/>
    </style:style>
    <style:style style:name="co9" style:family="table-column">
      <style:table-column-properties fo:break-before="auto" style:column-width="4.36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/>
    </style:style>
  </office:automatic-styles>
  <office:body>
    <office:spreadsheet>
      <table:table table:name="dump_reservelist_1424843226_outboun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zerveId</text:p>
          </table:table-cell>
          <table:table-cell office:value-type="string" calcext:value-type="string">
            <text:p>CariId</text:p>
          </table:table-cell>
          <table:table-cell office:value-type="string" calcext:value-type="string">
            <text:p>CariYerId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BarkodId</text:p>
          </table:table-cell>
          <table:table-cell office:value-type="string" calcext:value-type="string">
            <text:p>Barkod</text:p>
          </table:table-cell>
          <table:table-cell office:value-type="string" calcext:value-type="string">
            <text:p>Miktar</text:p>
          </table:table-cell>
          <table:table-cell office:value-type="string" calcext:value-type="string">
            <text:p>PartiNo</text:p>
          </table:table-cell>
          <table:table-cell office:value-type="string" calcext:value-type="string">
            <text:p>PartiOnayTarih</text:p>
          </table:table-cell>
        </table:table-row>
        <table:table-row table:style-name="ro1">
          <table:table-cell office:value-type="float" office:value="10048362" calcext:value-type="float">
            <text:p>10048362</text:p>
          </table:table-cell>
          <table:table-cell office:value-type="float" office:value="1877" calcext:value-type="float">
            <text:p>1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PORT</text:p>
          </table:table-cell>
          <table:table-cell office:value-type="float" office:value="1591906" calcext:value-type="float">
            <text:p>1591906</text:p>
          </table:table-cell>
          <table:table-cell office:value-type="float" office:value="9000002054477" calcext:value-type="float">
            <text:p>9000002054477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2" calcext:value-type="float">
            <text:p>10048362</text:p>
          </table:table-cell>
          <table:table-cell office:value-type="float" office:value="1877" calcext:value-type="float">
            <text:p>1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PORT</text:p>
          </table:table-cell>
          <table:table-cell office:value-type="float" office:value="1594050" calcext:value-type="float">
            <text:p>1594050</text:p>
          </table:table-cell>
          <table:table-cell office:value-type="float" office:value="9000002058734" calcext:value-type="float">
            <text:p>900000205873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2" calcext:value-type="float">
            <text:p>10048362</text:p>
          </table:table-cell>
          <table:table-cell office:value-type="float" office:value="1877" calcext:value-type="float">
            <text:p>1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PORT</text:p>
          </table:table-cell>
          <table:table-cell office:value-type="float" office:value="1600127" calcext:value-type="float">
            <text:p>1600127</text:p>
          </table:table-cell>
          <table:table-cell office:value-type="float" office:value="9000002068375" calcext:value-type="float">
            <text:p>9000002068375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2" calcext:value-type="float">
            <text:p>10048362</text:p>
          </table:table-cell>
          <table:table-cell office:value-type="float" office:value="1877" calcext:value-type="float">
            <text:p>1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PORT</text:p>
          </table:table-cell>
          <table:table-cell office:value-type="float" office:value="1603201" calcext:value-type="float">
            <text:p>1603201</text:p>
          </table:table-cell>
          <table:table-cell office:value-type="float" office:value="9000002072174" calcext:value-type="float">
            <text:p>900000207217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2" calcext:value-type="float">
            <text:p>10048362</text:p>
          </table:table-cell>
          <table:table-cell office:value-type="float" office:value="1877" calcext:value-type="float">
            <text:p>1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PORT</text:p>
          </table:table-cell>
          <table:table-cell office:value-type="float" office:value="1624038" calcext:value-type="float">
            <text:p>1624038</text:p>
          </table:table-cell>
          <table:table-cell office:value-type="float" office:value="9000002137279" calcext:value-type="float">
            <text:p>9000002137279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2" calcext:value-type="float">
            <text:p>10048362</text:p>
          </table:table-cell>
          <table:table-cell office:value-type="float" office:value="1877" calcext:value-type="float">
            <text:p>1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PORT</text:p>
          </table:table-cell>
          <table:table-cell office:value-type="float" office:value="1624236" calcext:value-type="float">
            <text:p>1624236</text:p>
          </table:table-cell>
          <table:table-cell office:value-type="float" office:value="9000002138092" calcext:value-type="float">
            <text:p>9000002138092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2" calcext:value-type="float">
            <text:p>10048362</text:p>
          </table:table-cell>
          <table:table-cell office:value-type="float" office:value="1877" calcext:value-type="float">
            <text:p>1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PORT</text:p>
          </table:table-cell>
          <table:table-cell office:value-type="float" office:value="1624640" calcext:value-type="float">
            <text:p>1624640</text:p>
          </table:table-cell>
          <table:table-cell office:value-type="float" office:value="9000002141054" calcext:value-type="float">
            <text:p>900000214105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2" calcext:value-type="float">
            <text:p>10048362</text:p>
          </table:table-cell>
          <table:table-cell office:value-type="float" office:value="1877" calcext:value-type="float">
            <text:p>1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PORT</text:p>
          </table:table-cell>
          <table:table-cell office:value-type="float" office:value="1629328" calcext:value-type="float">
            <text:p>1629328</text:p>
          </table:table-cell>
          <table:table-cell office:value-type="float" office:value="9000002160307" calcext:value-type="float">
            <text:p>9000002160307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2" calcext:value-type="float">
            <text:p>10048362</text:p>
          </table:table-cell>
          <table:table-cell office:value-type="float" office:value="1877" calcext:value-type="float">
            <text:p>1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PORT</text:p>
          </table:table-cell>
          <table:table-cell office:value-type="float" office:value="1629374" calcext:value-type="float">
            <text:p>1629374</text:p>
          </table:table-cell>
          <table:table-cell office:value-type="float" office:value="9000002160703" calcext:value-type="float">
            <text:p>9000002160703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2" calcext:value-type="float">
            <text:p>10048362</text:p>
          </table:table-cell>
          <table:table-cell office:value-type="float" office:value="1877" calcext:value-type="float">
            <text:p>1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PORT</text:p>
          </table:table-cell>
          <table:table-cell office:value-type="float" office:value="1629378" calcext:value-type="float">
            <text:p>1629378</text:p>
          </table:table-cell>
          <table:table-cell office:value-type="float" office:value="9000002160741" calcext:value-type="float">
            <text:p>9000002160741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2" calcext:value-type="float">
            <text:p>10048362</text:p>
          </table:table-cell>
          <table:table-cell office:value-type="float" office:value="1877" calcext:value-type="float">
            <text:p>1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PORT</text:p>
          </table:table-cell>
          <table:table-cell office:value-type="float" office:value="1630500" calcext:value-type="float">
            <text:p>1630500</text:p>
          </table:table-cell>
          <table:table-cell office:value-type="float" office:value="9000002167917" calcext:value-type="float">
            <text:p>9000002167917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2" calcext:value-type="float">
            <text:p>10048362</text:p>
          </table:table-cell>
          <table:table-cell office:value-type="float" office:value="1877" calcext:value-type="float">
            <text:p>1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PORT</text:p>
          </table:table-cell>
          <table:table-cell office:value-type="float" office:value="1634391" calcext:value-type="float">
            <text:p>1634391</text:p>
          </table:table-cell>
          <table:table-cell office:value-type="float" office:value="9000002185430" calcext:value-type="float">
            <text:p>900000218543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2" calcext:value-type="float">
            <text:p>10048362</text:p>
          </table:table-cell>
          <table:table-cell office:value-type="float" office:value="1877" calcext:value-type="float">
            <text:p>1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PORT</text:p>
          </table:table-cell>
          <table:table-cell office:value-type="float" office:value="1637363" calcext:value-type="float">
            <text:p>1637363</text:p>
          </table:table-cell>
          <table:table-cell office:value-type="float" office:value="9000002201604" calcext:value-type="float">
            <text:p>900000220160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2" calcext:value-type="float">
            <text:p>10048362</text:p>
          </table:table-cell>
          <table:table-cell office:value-type="float" office:value="1877" calcext:value-type="float">
            <text:p>1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PORT</text:p>
          </table:table-cell>
          <table:table-cell office:value-type="float" office:value="1637659" calcext:value-type="float">
            <text:p>1637659</text:p>
          </table:table-cell>
          <table:table-cell office:value-type="float" office:value="9000002202915" calcext:value-type="float">
            <text:p>9000002202915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2" calcext:value-type="float">
            <text:p>10048362</text:p>
          </table:table-cell>
          <table:table-cell office:value-type="float" office:value="1877" calcext:value-type="float">
            <text:p>1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PORT</text:p>
          </table:table-cell>
          <table:table-cell office:value-type="float" office:value="1673654" calcext:value-type="float">
            <text:p>1673654</text:p>
          </table:table-cell>
          <table:table-cell office:value-type="float" office:value="9000002281170" calcext:value-type="float">
            <text:p>900000228117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2" calcext:value-type="float">
            <text:p>10048362</text:p>
          </table:table-cell>
          <table:table-cell office:value-type="float" office:value="1877" calcext:value-type="float">
            <text:p>1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PORT</text:p>
          </table:table-cell>
          <table:table-cell office:value-type="float" office:value="1674395" calcext:value-type="float">
            <text:p>1674395</text:p>
          </table:table-cell>
          <table:table-cell office:value-type="float" office:value="9000002284829" calcext:value-type="float">
            <text:p>9000002284829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2" calcext:value-type="float">
            <text:p>10048362</text:p>
          </table:table-cell>
          <table:table-cell office:value-type="float" office:value="1877" calcext:value-type="float">
            <text:p>1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PORT</text:p>
          </table:table-cell>
          <table:table-cell office:value-type="float" office:value="1674400" calcext:value-type="float">
            <text:p>1674400</text:p>
          </table:table-cell>
          <table:table-cell office:value-type="float" office:value="9000002284874" calcext:value-type="float">
            <text:p>900000228487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2" calcext:value-type="float">
            <text:p>10048362</text:p>
          </table:table-cell>
          <table:table-cell office:value-type="float" office:value="1877" calcext:value-type="float">
            <text:p>1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PORT</text:p>
          </table:table-cell>
          <table:table-cell office:value-type="float" office:value="1681183" calcext:value-type="float">
            <text:p>1681183</text:p>
          </table:table-cell>
          <table:table-cell office:value-type="float" office:value="9000002314380" calcext:value-type="float">
            <text:p>900000231438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2" calcext:value-type="float">
            <text:p>10048362</text:p>
          </table:table-cell>
          <table:table-cell office:value-type="float" office:value="1877" calcext:value-type="float">
            <text:p>1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PORT</text:p>
          </table:table-cell>
          <table:table-cell office:value-type="float" office:value="1681192" calcext:value-type="float">
            <text:p>1681192</text:p>
          </table:table-cell>
          <table:table-cell office:value-type="float" office:value="9000002314472" calcext:value-type="float">
            <text:p>9000002314472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2" calcext:value-type="float">
            <text:p>10048362</text:p>
          </table:table-cell>
          <table:table-cell office:value-type="float" office:value="1877" calcext:value-type="float">
            <text:p>1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PORT</text:p>
          </table:table-cell>
          <table:table-cell office:value-type="float" office:value="1694913" calcext:value-type="float">
            <text:p>1694913</text:p>
          </table:table-cell>
          <table:table-cell office:value-type="float" office:value="9000002380859" calcext:value-type="float">
            <text:p>9000002380859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2" calcext:value-type="float">
            <text:p>10048362</text:p>
          </table:table-cell>
          <table:table-cell office:value-type="float" office:value="1877" calcext:value-type="float">
            <text:p>1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PORT</text:p>
          </table:table-cell>
          <table:table-cell office:value-type="float" office:value="1697072" calcext:value-type="float">
            <text:p>1697072</text:p>
          </table:table-cell>
          <table:table-cell office:value-type="float" office:value="9000002393903" calcext:value-type="float">
            <text:p>9000002393903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2" calcext:value-type="float">
            <text:p>10048362</text:p>
          </table:table-cell>
          <table:table-cell office:value-type="float" office:value="1877" calcext:value-type="float">
            <text:p>1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PORT</text:p>
          </table:table-cell>
          <table:table-cell office:value-type="float" office:value="1701671" calcext:value-type="float">
            <text:p>1701671</text:p>
          </table:table-cell>
          <table:table-cell office:value-type="float" office:value="9000002404753" calcext:value-type="float">
            <text:p>9000002404753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2" calcext:value-type="float">
            <text:p>10048362</text:p>
          </table:table-cell>
          <table:table-cell office:value-type="float" office:value="1877" calcext:value-type="float">
            <text:p>1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PORT</text:p>
          </table:table-cell>
          <table:table-cell office:value-type="float" office:value="1706887" calcext:value-type="float">
            <text:p>1706887</text:p>
          </table:table-cell>
          <table:table-cell office:value-type="float" office:value="9000002421163" calcext:value-type="float">
            <text:p>9000002421163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2" calcext:value-type="float">
            <text:p>10048362</text:p>
          </table:table-cell>
          <table:table-cell office:value-type="float" office:value="1877" calcext:value-type="float">
            <text:p>1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PORT</text:p>
          </table:table-cell>
          <table:table-cell office:value-type="float" office:value="1721637" calcext:value-type="float">
            <text:p>1721637</text:p>
          </table:table-cell>
          <table:table-cell office:value-type="float" office:value="9000002566246" calcext:value-type="float">
            <text:p>9000002566246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2" calcext:value-type="float">
            <text:p>10048362</text:p>
          </table:table-cell>
          <table:table-cell office:value-type="float" office:value="1877" calcext:value-type="float">
            <text:p>1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PORT</text:p>
          </table:table-cell>
          <table:table-cell office:value-type="float" office:value="1778340" calcext:value-type="float">
            <text:p>1778340</text:p>
          </table:table-cell>
          <table:table-cell office:value-type="float" office:value="9000003046631" calcext:value-type="float">
            <text:p>9000003046631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2" calcext:value-type="float">
            <text:p>10048362</text:p>
          </table:table-cell>
          <table:table-cell office:value-type="float" office:value="1877" calcext:value-type="float">
            <text:p>1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PORT</text:p>
          </table:table-cell>
          <table:table-cell office:value-type="float" office:value="1786670" calcext:value-type="float">
            <text:p>1786670</text:p>
          </table:table-cell>
          <table:table-cell office:value-type="float" office:value="9000003083087" calcext:value-type="float">
            <text:p>9000003083087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2" calcext:value-type="float">
            <text:p>10048362</text:p>
          </table:table-cell>
          <table:table-cell office:value-type="float" office:value="1877" calcext:value-type="float">
            <text:p>1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PORT</text:p>
          </table:table-cell>
          <table:table-cell office:value-type="float" office:value="1789605" calcext:value-type="float">
            <text:p>1789605</text:p>
          </table:table-cell>
          <table:table-cell office:value-type="float" office:value="9000003097947" calcext:value-type="float">
            <text:p>9000003097947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2" calcext:value-type="float">
            <text:p>10048362</text:p>
          </table:table-cell>
          <table:table-cell office:value-type="float" office:value="1877" calcext:value-type="float">
            <text:p>1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PORT</text:p>
          </table:table-cell>
          <table:table-cell office:value-type="float" office:value="1794302" calcext:value-type="float">
            <text:p>1794302</text:p>
          </table:table-cell>
          <table:table-cell office:value-type="float" office:value="9000003116600" calcext:value-type="float">
            <text:p>900000311660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2" calcext:value-type="float">
            <text:p>10048362</text:p>
          </table:table-cell>
          <table:table-cell office:value-type="float" office:value="1877" calcext:value-type="float">
            <text:p>1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PORT</text:p>
          </table:table-cell>
          <table:table-cell office:value-type="float" office:value="1821049" calcext:value-type="float">
            <text:p>1821049</text:p>
          </table:table-cell>
          <table:table-cell office:value-type="float" office:value="9000003261416" calcext:value-type="float">
            <text:p>9000003261416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2" calcext:value-type="float">
            <text:p>10048362</text:p>
          </table:table-cell>
          <table:table-cell office:value-type="float" office:value="1877" calcext:value-type="float">
            <text:p>1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PORT</text:p>
          </table:table-cell>
          <table:table-cell office:value-type="float" office:value="1854405" calcext:value-type="float">
            <text:p>1854405</text:p>
          </table:table-cell>
          <table:table-cell office:value-type="float" office:value="9000003344461" calcext:value-type="float">
            <text:p>9000003344461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3" calcext:value-type="float">
            <text:p>10048363</text:p>
          </table:table-cell>
          <table:table-cell office:value-type="float" office:value="1892" calcext:value-type="float">
            <text:p>1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DK</text:p>
          </table:table-cell>
          <table:table-cell office:value-type="float" office:value="1425374" calcext:value-type="float">
            <text:p>1425374</text:p>
          </table:table-cell>
          <table:table-cell office:value-type="float" office:value="9000001697552" calcext:value-type="float">
            <text:p>9000001697552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3" calcext:value-type="float">
            <text:p>10048363</text:p>
          </table:table-cell>
          <table:table-cell office:value-type="float" office:value="1892" calcext:value-type="float">
            <text:p>1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DK</text:p>
          </table:table-cell>
          <table:table-cell office:value-type="float" office:value="1593987" calcext:value-type="float">
            <text:p>1593987</text:p>
          </table:table-cell>
          <table:table-cell office:value-type="float" office:value="9000002058598" calcext:value-type="float">
            <text:p>9000002058598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3" calcext:value-type="float">
            <text:p>10048363</text:p>
          </table:table-cell>
          <table:table-cell office:value-type="float" office:value="1892" calcext:value-type="float">
            <text:p>1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DK</text:p>
          </table:table-cell>
          <table:table-cell office:value-type="float" office:value="1593990" calcext:value-type="float">
            <text:p>1593990</text:p>
          </table:table-cell>
          <table:table-cell office:value-type="float" office:value="9000002058628" calcext:value-type="float">
            <text:p>9000002058628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3" calcext:value-type="float">
            <text:p>10048363</text:p>
          </table:table-cell>
          <table:table-cell office:value-type="float" office:value="1892" calcext:value-type="float">
            <text:p>1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DK</text:p>
          </table:table-cell>
          <table:table-cell office:value-type="float" office:value="1594050" calcext:value-type="float">
            <text:p>1594050</text:p>
          </table:table-cell>
          <table:table-cell office:value-type="float" office:value="9000002058734" calcext:value-type="float">
            <text:p>900000205873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3" calcext:value-type="float">
            <text:p>10048363</text:p>
          </table:table-cell>
          <table:table-cell office:value-type="float" office:value="1892" calcext:value-type="float">
            <text:p>1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DK</text:p>
          </table:table-cell>
          <table:table-cell office:value-type="float" office:value="1623987" calcext:value-type="float">
            <text:p>1623987</text:p>
          </table:table-cell>
          <table:table-cell office:value-type="float" office:value="9000002136760" calcext:value-type="float">
            <text:p>900000213676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3" calcext:value-type="float">
            <text:p>10048363</text:p>
          </table:table-cell>
          <table:table-cell office:value-type="float" office:value="1892" calcext:value-type="float">
            <text:p>1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DK</text:p>
          </table:table-cell>
          <table:table-cell office:value-type="float" office:value="1624051" calcext:value-type="float">
            <text:p>1624051</text:p>
          </table:table-cell>
          <table:table-cell office:value-type="float" office:value="9000002137408" calcext:value-type="float">
            <text:p>9000002137408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3" calcext:value-type="float">
            <text:p>10048363</text:p>
          </table:table-cell>
          <table:table-cell office:value-type="float" office:value="1892" calcext:value-type="float">
            <text:p>1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DK</text:p>
          </table:table-cell>
          <table:table-cell office:value-type="float" office:value="1624234" calcext:value-type="float">
            <text:p>1624234</text:p>
          </table:table-cell>
          <table:table-cell office:value-type="float" office:value="9000002138078" calcext:value-type="float">
            <text:p>9000002138078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3" calcext:value-type="float">
            <text:p>10048363</text:p>
          </table:table-cell>
          <table:table-cell office:value-type="float" office:value="1892" calcext:value-type="float">
            <text:p>1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DK</text:p>
          </table:table-cell>
          <table:table-cell office:value-type="float" office:value="1624235" calcext:value-type="float">
            <text:p>1624235</text:p>
          </table:table-cell>
          <table:table-cell office:value-type="float" office:value="9000002138085" calcext:value-type="float">
            <text:p>9000002138085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3" calcext:value-type="float">
            <text:p>10048363</text:p>
          </table:table-cell>
          <table:table-cell office:value-type="float" office:value="1892" calcext:value-type="float">
            <text:p>1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DK</text:p>
          </table:table-cell>
          <table:table-cell office:value-type="float" office:value="1624302" calcext:value-type="float">
            <text:p>1624302</text:p>
          </table:table-cell>
          <table:table-cell office:value-type="float" office:value="9000002138634" calcext:value-type="float">
            <text:p>900000213863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3" calcext:value-type="float">
            <text:p>10048363</text:p>
          </table:table-cell>
          <table:table-cell office:value-type="float" office:value="1892" calcext:value-type="float">
            <text:p>1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DK</text:p>
          </table:table-cell>
          <table:table-cell office:value-type="float" office:value="1624346" calcext:value-type="float">
            <text:p>1624346</text:p>
          </table:table-cell>
          <table:table-cell office:value-type="float" office:value="9000002139051" calcext:value-type="float">
            <text:p>9000002139051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3" calcext:value-type="float">
            <text:p>10048363</text:p>
          </table:table-cell>
          <table:table-cell office:value-type="float" office:value="1892" calcext:value-type="float">
            <text:p>1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DK</text:p>
          </table:table-cell>
          <table:table-cell office:value-type="float" office:value="1625320" calcext:value-type="float">
            <text:p>1625320</text:p>
          </table:table-cell>
          <table:table-cell office:value-type="float" office:value="9000002143379" calcext:value-type="float">
            <text:p>9000002143379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3" calcext:value-type="float">
            <text:p>10048363</text:p>
          </table:table-cell>
          <table:table-cell office:value-type="float" office:value="1892" calcext:value-type="float">
            <text:p>1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DK</text:p>
          </table:table-cell>
          <table:table-cell office:value-type="float" office:value="1637358" calcext:value-type="float">
            <text:p>1637358</text:p>
          </table:table-cell>
          <table:table-cell office:value-type="float" office:value="9000002201550" calcext:value-type="float">
            <text:p>9000002201550</text:p>
          </table:table-cell>
          <table:table-cell office:value-type="string" calcext:value-type="string">
            <text:p>2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3" calcext:value-type="float">
            <text:p>10048363</text:p>
          </table:table-cell>
          <table:table-cell office:value-type="float" office:value="1892" calcext:value-type="float">
            <text:p>1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DK</text:p>
          </table:table-cell>
          <table:table-cell office:value-type="float" office:value="1654653" calcext:value-type="float">
            <text:p>1654653</text:p>
          </table:table-cell>
          <table:table-cell office:value-type="float" office:value="9000002243130" calcext:value-type="float">
            <text:p>900000224313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3" calcext:value-type="float">
            <text:p>10048363</text:p>
          </table:table-cell>
          <table:table-cell office:value-type="float" office:value="1892" calcext:value-type="float">
            <text:p>1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DK</text:p>
          </table:table-cell>
          <table:table-cell office:value-type="float" office:value="1673654" calcext:value-type="float">
            <text:p>1673654</text:p>
          </table:table-cell>
          <table:table-cell office:value-type="float" office:value="9000002281170" calcext:value-type="float">
            <text:p>900000228117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3" calcext:value-type="float">
            <text:p>10048363</text:p>
          </table:table-cell>
          <table:table-cell office:value-type="float" office:value="1892" calcext:value-type="float">
            <text:p>1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DK</text:p>
          </table:table-cell>
          <table:table-cell office:value-type="float" office:value="1674395" calcext:value-type="float">
            <text:p>1674395</text:p>
          </table:table-cell>
          <table:table-cell office:value-type="float" office:value="9000002284829" calcext:value-type="float">
            <text:p>9000002284829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3" calcext:value-type="float">
            <text:p>10048363</text:p>
          </table:table-cell>
          <table:table-cell office:value-type="float" office:value="1892" calcext:value-type="float">
            <text:p>1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DK</text:p>
          </table:table-cell>
          <table:table-cell office:value-type="float" office:value="1681190" calcext:value-type="float">
            <text:p>1681190</text:p>
          </table:table-cell>
          <table:table-cell office:value-type="float" office:value="9000002314458" calcext:value-type="float">
            <text:p>9000002314458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3" calcext:value-type="float">
            <text:p>10048363</text:p>
          </table:table-cell>
          <table:table-cell office:value-type="float" office:value="1892" calcext:value-type="float">
            <text:p>1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DK</text:p>
          </table:table-cell>
          <table:table-cell office:value-type="float" office:value="1682500" calcext:value-type="float">
            <text:p>1682500</text:p>
          </table:table-cell>
          <table:table-cell office:value-type="float" office:value="9000002320022" calcext:value-type="float">
            <text:p>9000002320022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3" calcext:value-type="float">
            <text:p>10048363</text:p>
          </table:table-cell>
          <table:table-cell office:value-type="float" office:value="1892" calcext:value-type="float">
            <text:p>1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DK</text:p>
          </table:table-cell>
          <table:table-cell office:value-type="float" office:value="1682506" calcext:value-type="float">
            <text:p>1682506</text:p>
          </table:table-cell>
          <table:table-cell office:value-type="float" office:value="9000002320084" calcext:value-type="float">
            <text:p>900000232008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3" calcext:value-type="float">
            <text:p>10048363</text:p>
          </table:table-cell>
          <table:table-cell office:value-type="float" office:value="1892" calcext:value-type="float">
            <text:p>1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DK</text:p>
          </table:table-cell>
          <table:table-cell office:value-type="float" office:value="1769296" calcext:value-type="float">
            <text:p>1769296</text:p>
          </table:table-cell>
          <table:table-cell office:value-type="float" office:value="9000003013312" calcext:value-type="float">
            <text:p>9000003013312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3" calcext:value-type="float">
            <text:p>10048363</text:p>
          </table:table-cell>
          <table:table-cell office:value-type="float" office:value="1892" calcext:value-type="float">
            <text:p>1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DK</text:p>
          </table:table-cell>
          <table:table-cell office:value-type="float" office:value="1778339" calcext:value-type="float">
            <text:p>1778339</text:p>
          </table:table-cell>
          <table:table-cell office:value-type="float" office:value="9000003046624" calcext:value-type="float">
            <text:p>900000304662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3" calcext:value-type="float">
            <text:p>10048363</text:p>
          </table:table-cell>
          <table:table-cell office:value-type="float" office:value="1892" calcext:value-type="float">
            <text:p>1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DK</text:p>
          </table:table-cell>
          <table:table-cell office:value-type="float" office:value="1786988" calcext:value-type="float">
            <text:p>1786988</text:p>
          </table:table-cell>
          <table:table-cell office:value-type="float" office:value="9000003084626" calcext:value-type="float">
            <text:p>9000003084626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3" calcext:value-type="float">
            <text:p>10048363</text:p>
          </table:table-cell>
          <table:table-cell office:value-type="float" office:value="1892" calcext:value-type="float">
            <text:p>1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ADK</text:p>
          </table:table-cell>
          <table:table-cell office:value-type="float" office:value="1822966" calcext:value-type="float">
            <text:p>1822966</text:p>
          </table:table-cell>
          <table:table-cell office:value-type="float" office:value="9000003266138" calcext:value-type="float">
            <text:p>9000003266138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4" calcext:value-type="float">
            <text:p>10048364</text:p>
          </table:table-cell>
          <table:table-cell office:value-type="float" office:value="1897" calcext:value-type="float">
            <text:p>18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OBE MEGA</text:p>
          </table:table-cell>
          <table:table-cell office:value-type="float" office:value="1660805" calcext:value-type="float">
            <text:p>1660805</text:p>
          </table:table-cell>
          <table:table-cell office:value-type="float" office:value="9000002253160" calcext:value-type="float">
            <text:p>900000225316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4" calcext:value-type="float">
            <text:p>10048364</text:p>
          </table:table-cell>
          <table:table-cell office:value-type="float" office:value="1897" calcext:value-type="float">
            <text:p>18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OBE MEGA</text:p>
          </table:table-cell>
          <table:table-cell office:value-type="float" office:value="1699548" calcext:value-type="float">
            <text:p>1699548</text:p>
          </table:table-cell>
          <table:table-cell office:value-type="float" office:value="9000002398991" calcext:value-type="float">
            <text:p>9000002398991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4" calcext:value-type="float">
            <text:p>10048364</text:p>
          </table:table-cell>
          <table:table-cell office:value-type="float" office:value="1897" calcext:value-type="float">
            <text:p>18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OBE MEGA</text:p>
          </table:table-cell>
          <table:table-cell office:value-type="float" office:value="1702023" calcext:value-type="float">
            <text:p>1702023</text:p>
          </table:table-cell>
          <table:table-cell office:value-type="float" office:value="9000002406191" calcext:value-type="float">
            <text:p>9000002406191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4" calcext:value-type="float">
            <text:p>10048364</text:p>
          </table:table-cell>
          <table:table-cell office:value-type="float" office:value="1897" calcext:value-type="float">
            <text:p>18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OBE MEGA</text:p>
          </table:table-cell>
          <table:table-cell office:value-type="float" office:value="1705535" calcext:value-type="float">
            <text:p>1705535</text:p>
          </table:table-cell>
          <table:table-cell office:value-type="float" office:value="9000002415315" calcext:value-type="float">
            <text:p>9000002415315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4" calcext:value-type="float">
            <text:p>10048364</text:p>
          </table:table-cell>
          <table:table-cell office:value-type="float" office:value="1897" calcext:value-type="float">
            <text:p>18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OBE MEGA</text:p>
          </table:table-cell>
          <table:table-cell office:value-type="float" office:value="1706114" calcext:value-type="float">
            <text:p>1706114</text:p>
          </table:table-cell>
          <table:table-cell office:value-type="float" office:value="9000002419351" calcext:value-type="float">
            <text:p>9000002419351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4" calcext:value-type="float">
            <text:p>10048364</text:p>
          </table:table-cell>
          <table:table-cell office:value-type="float" office:value="1897" calcext:value-type="float">
            <text:p>18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OBE MEGA</text:p>
          </table:table-cell>
          <table:table-cell office:value-type="float" office:value="1784058" calcext:value-type="float">
            <text:p>1784058</text:p>
          </table:table-cell>
          <table:table-cell office:value-type="float" office:value="9000003070780" calcext:value-type="float">
            <text:p>900000307078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4" calcext:value-type="float">
            <text:p>10048364</text:p>
          </table:table-cell>
          <table:table-cell office:value-type="float" office:value="1897" calcext:value-type="float">
            <text:p>18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OBE MEGA</text:p>
          </table:table-cell>
          <table:table-cell office:value-type="float" office:value="1786994" calcext:value-type="float">
            <text:p>1786994</text:p>
          </table:table-cell>
          <table:table-cell office:value-type="float" office:value="9000003084671" calcext:value-type="float">
            <text:p>9000003084671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5" calcext:value-type="float">
            <text:p>10048365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ART</text:p>
          </table:table-cell>
          <table:table-cell office:value-type="float" office:value="1604395" calcext:value-type="float">
            <text:p>1604395</text:p>
          </table:table-cell>
          <table:table-cell office:value-type="float" office:value="9000002075700" calcext:value-type="float">
            <text:p>900000207570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5" calcext:value-type="float">
            <text:p>10048365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ART</text:p>
          </table:table-cell>
          <table:table-cell office:value-type="float" office:value="1604420" calcext:value-type="float">
            <text:p>1604420</text:p>
          </table:table-cell>
          <table:table-cell office:value-type="float" office:value="9000002075748" calcext:value-type="float">
            <text:p>9000002075748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5" calcext:value-type="float">
            <text:p>10048365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ART</text:p>
          </table:table-cell>
          <table:table-cell office:value-type="float" office:value="1611402" calcext:value-type="float">
            <text:p>1611402</text:p>
          </table:table-cell>
          <table:table-cell office:value-type="float" office:value="9000002095050" calcext:value-type="float">
            <text:p>900000209505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5" calcext:value-type="float">
            <text:p>10048365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ART</text:p>
          </table:table-cell>
          <table:table-cell office:value-type="float" office:value="1616318" calcext:value-type="float">
            <text:p>1616318</text:p>
          </table:table-cell>
          <table:table-cell office:value-type="float" office:value="9000002110678" calcext:value-type="float">
            <text:p>9000002110678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5" calcext:value-type="float">
            <text:p>10048365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ART</text:p>
          </table:table-cell>
          <table:table-cell office:value-type="float" office:value="1617571" calcext:value-type="float">
            <text:p>1617571</text:p>
          </table:table-cell>
          <table:table-cell office:value-type="float" office:value="9000002116205" calcext:value-type="float">
            <text:p>9000002116205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5" calcext:value-type="float">
            <text:p>10048365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ART</text:p>
          </table:table-cell>
          <table:table-cell office:value-type="float" office:value="1623992" calcext:value-type="float">
            <text:p>1623992</text:p>
          </table:table-cell>
          <table:table-cell office:value-type="float" office:value="9000002136814" calcext:value-type="float">
            <text:p>900000213681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5" calcext:value-type="float">
            <text:p>10048365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ART</text:p>
          </table:table-cell>
          <table:table-cell office:value-type="float" office:value="1623993" calcext:value-type="float">
            <text:p>1623993</text:p>
          </table:table-cell>
          <table:table-cell office:value-type="float" office:value="9000002136821" calcext:value-type="float">
            <text:p>9000002136821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5" calcext:value-type="float">
            <text:p>10048365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ART</text:p>
          </table:table-cell>
          <table:table-cell office:value-type="float" office:value="1624023" calcext:value-type="float">
            <text:p>1624023</text:p>
          </table:table-cell>
          <table:table-cell office:value-type="float" office:value="9000002137125" calcext:value-type="float">
            <text:p>9000002137125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5" calcext:value-type="float">
            <text:p>10048365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ART</text:p>
          </table:table-cell>
          <table:table-cell office:value-type="float" office:value="1624025" calcext:value-type="float">
            <text:p>1624025</text:p>
          </table:table-cell>
          <table:table-cell office:value-type="float" office:value="9000002137149" calcext:value-type="float">
            <text:p>9000002137149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5" calcext:value-type="float">
            <text:p>10048365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ART</text:p>
          </table:table-cell>
          <table:table-cell office:value-type="float" office:value="1626327" calcext:value-type="float">
            <text:p>1626327</text:p>
          </table:table-cell>
          <table:table-cell office:value-type="float" office:value="9000002147858" calcext:value-type="float">
            <text:p>9000002147858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5" calcext:value-type="float">
            <text:p>10048365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ART</text:p>
          </table:table-cell>
          <table:table-cell office:value-type="float" office:value="1630501" calcext:value-type="float">
            <text:p>1630501</text:p>
          </table:table-cell>
          <table:table-cell office:value-type="float" office:value="9000002167924" calcext:value-type="float">
            <text:p>900000216792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5" calcext:value-type="float">
            <text:p>10048365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ART</text:p>
          </table:table-cell>
          <table:table-cell office:value-type="float" office:value="1630747" calcext:value-type="float">
            <text:p>1630747</text:p>
          </table:table-cell>
          <table:table-cell office:value-type="float" office:value="9000002169348" calcext:value-type="float">
            <text:p>9000002169348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5" calcext:value-type="float">
            <text:p>10048365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ART</text:p>
          </table:table-cell>
          <table:table-cell office:value-type="float" office:value="1637360" calcext:value-type="float">
            <text:p>1637360</text:p>
          </table:table-cell>
          <table:table-cell office:value-type="float" office:value="9000002201574" calcext:value-type="float">
            <text:p>900000220157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5" calcext:value-type="float">
            <text:p>10048365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ART</text:p>
          </table:table-cell>
          <table:table-cell office:value-type="float" office:value="1662909" calcext:value-type="float">
            <text:p>1662909</text:p>
          </table:table-cell>
          <table:table-cell office:value-type="float" office:value="9000002256529" calcext:value-type="float">
            <text:p>9000002256529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5" calcext:value-type="float">
            <text:p>10048365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ART</text:p>
          </table:table-cell>
          <table:table-cell office:value-type="float" office:value="1673619" calcext:value-type="float">
            <text:p>1673619</text:p>
          </table:table-cell>
          <table:table-cell office:value-type="float" office:value="9000002280821" calcext:value-type="float">
            <text:p>9000002280821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5" calcext:value-type="float">
            <text:p>10048365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ART</text:p>
          </table:table-cell>
          <table:table-cell office:value-type="float" office:value="1673654" calcext:value-type="float">
            <text:p>1673654</text:p>
          </table:table-cell>
          <table:table-cell office:value-type="float" office:value="9000002281170" calcext:value-type="float">
            <text:p>900000228117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5" calcext:value-type="float">
            <text:p>10048365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ART</text:p>
          </table:table-cell>
          <table:table-cell office:value-type="float" office:value="1674395" calcext:value-type="float">
            <text:p>1674395</text:p>
          </table:table-cell>
          <table:table-cell office:value-type="float" office:value="9000002284829" calcext:value-type="float">
            <text:p>9000002284829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5" calcext:value-type="float">
            <text:p>10048365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ART</text:p>
          </table:table-cell>
          <table:table-cell office:value-type="float" office:value="1674421" calcext:value-type="float">
            <text:p>1674421</text:p>
          </table:table-cell>
          <table:table-cell office:value-type="float" office:value="9000002285086" calcext:value-type="float">
            <text:p>9000002285086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5" calcext:value-type="float">
            <text:p>10048365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ART</text:p>
          </table:table-cell>
          <table:table-cell office:value-type="float" office:value="1674658" calcext:value-type="float">
            <text:p>1674658</text:p>
          </table:table-cell>
          <table:table-cell office:value-type="float" office:value="9000002285802" calcext:value-type="float">
            <text:p>9000002285802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5" calcext:value-type="float">
            <text:p>10048365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ART</text:p>
          </table:table-cell>
          <table:table-cell office:value-type="float" office:value="1682494" calcext:value-type="float">
            <text:p>1682494</text:p>
          </table:table-cell>
          <table:table-cell office:value-type="float" office:value="9000002319965" calcext:value-type="float">
            <text:p>9000002319965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5" calcext:value-type="float">
            <text:p>10048365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ART</text:p>
          </table:table-cell>
          <table:table-cell office:value-type="float" office:value="1682506" calcext:value-type="float">
            <text:p>1682506</text:p>
          </table:table-cell>
          <table:table-cell office:value-type="float" office:value="9000002320084" calcext:value-type="float">
            <text:p>900000232008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5" calcext:value-type="float">
            <text:p>10048365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ART</text:p>
          </table:table-cell>
          <table:table-cell office:value-type="float" office:value="1695212" calcext:value-type="float">
            <text:p>1695212</text:p>
          </table:table-cell>
          <table:table-cell office:value-type="float" office:value="9000002382747" calcext:value-type="float">
            <text:p>9000002382747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5" calcext:value-type="float">
            <text:p>10048365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ART</text:p>
          </table:table-cell>
          <table:table-cell office:value-type="float" office:value="1699598" calcext:value-type="float">
            <text:p>1699598</text:p>
          </table:table-cell>
          <table:table-cell office:value-type="float" office:value="9000002399141" calcext:value-type="float">
            <text:p>9000002399141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5" calcext:value-type="float">
            <text:p>10048365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ART</text:p>
          </table:table-cell>
          <table:table-cell office:value-type="float" office:value="1700305" calcext:value-type="float">
            <text:p>1700305</text:p>
          </table:table-cell>
          <table:table-cell office:value-type="float" office:value="9000002401561" calcext:value-type="float">
            <text:p>9000002401561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5" calcext:value-type="float">
            <text:p>10048365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ART</text:p>
          </table:table-cell>
          <table:table-cell office:value-type="float" office:value="1700306" calcext:value-type="float">
            <text:p>1700306</text:p>
          </table:table-cell>
          <table:table-cell office:value-type="float" office:value="9000002401578" calcext:value-type="float">
            <text:p>9000002401578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5" calcext:value-type="float">
            <text:p>10048365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ART</text:p>
          </table:table-cell>
          <table:table-cell office:value-type="float" office:value="1703834" calcext:value-type="float">
            <text:p>1703834</text:p>
          </table:table-cell>
          <table:table-cell office:value-type="float" office:value="9000002410587" calcext:value-type="float">
            <text:p>9000002410587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5" calcext:value-type="float">
            <text:p>10048365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ART</text:p>
          </table:table-cell>
          <table:table-cell office:value-type="float" office:value="1703965" calcext:value-type="float">
            <text:p>1703965</text:p>
          </table:table-cell>
          <table:table-cell office:value-type="float" office:value="9000002411034" calcext:value-type="float">
            <text:p>900000241103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5" calcext:value-type="float">
            <text:p>10048365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ART</text:p>
          </table:table-cell>
          <table:table-cell office:value-type="float" office:value="1705535" calcext:value-type="float">
            <text:p>1705535</text:p>
          </table:table-cell>
          <table:table-cell office:value-type="float" office:value="9000002415315" calcext:value-type="float">
            <text:p>9000002415315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5" calcext:value-type="float">
            <text:p>10048365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ART</text:p>
          </table:table-cell>
          <table:table-cell office:value-type="float" office:value="1706071" calcext:value-type="float">
            <text:p>1706071</text:p>
          </table:table-cell>
          <table:table-cell office:value-type="float" office:value="9000002419047" calcext:value-type="float">
            <text:p>9000002419047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5" calcext:value-type="float">
            <text:p>10048365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ART</text:p>
          </table:table-cell>
          <table:table-cell office:value-type="float" office:value="1707012" calcext:value-type="float">
            <text:p>1707012</text:p>
          </table:table-cell>
          <table:table-cell office:value-type="float" office:value="9000002421910" calcext:value-type="float">
            <text:p>900000242191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5" calcext:value-type="float">
            <text:p>10048365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ART</text:p>
          </table:table-cell>
          <table:table-cell office:value-type="float" office:value="1707013" calcext:value-type="float">
            <text:p>1707013</text:p>
          </table:table-cell>
          <table:table-cell office:value-type="float" office:value="9000002421927" calcext:value-type="float">
            <text:p>9000002421927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5" calcext:value-type="float">
            <text:p>10048365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ART</text:p>
          </table:table-cell>
          <table:table-cell office:value-type="float" office:value="1769287" calcext:value-type="float">
            <text:p>1769287</text:p>
          </table:table-cell>
          <table:table-cell office:value-type="float" office:value="9000003013220" calcext:value-type="float">
            <text:p>900000301322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5" calcext:value-type="float">
            <text:p>10048365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ART</text:p>
          </table:table-cell>
          <table:table-cell office:value-type="float" office:value="1769294" calcext:value-type="float">
            <text:p>1769294</text:p>
          </table:table-cell>
          <table:table-cell office:value-type="float" office:value="9000003013299" calcext:value-type="float">
            <text:p>9000003013299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5" calcext:value-type="float">
            <text:p>10048365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ART</text:p>
          </table:table-cell>
          <table:table-cell office:value-type="float" office:value="1779195" calcext:value-type="float">
            <text:p>1779195</text:p>
          </table:table-cell>
          <table:table-cell office:value-type="float" office:value="9000003051246" calcext:value-type="float">
            <text:p>9000003051246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5" calcext:value-type="float">
            <text:p>10048365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ART</text:p>
          </table:table-cell>
          <table:table-cell office:value-type="float" office:value="1793128" calcext:value-type="float">
            <text:p>1793128</text:p>
          </table:table-cell>
          <table:table-cell office:value-type="float" office:value="9000003111483" calcext:value-type="float">
            <text:p>9000003111483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5" calcext:value-type="float">
            <text:p>10048365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ART</text:p>
          </table:table-cell>
          <table:table-cell office:value-type="float" office:value="1804602" calcext:value-type="float">
            <text:p>1804602</text:p>
          </table:table-cell>
          <table:table-cell office:value-type="float" office:value="9000003186832" calcext:value-type="float">
            <text:p>9000003186832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5" calcext:value-type="float">
            <text:p>10048365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ART</text:p>
          </table:table-cell>
          <table:table-cell office:value-type="float" office:value="1821692" calcext:value-type="float">
            <text:p>1821692</text:p>
          </table:table-cell>
          <table:table-cell office:value-type="float" office:value="9000003264141" calcext:value-type="float">
            <text:p>9000003264141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5" calcext:value-type="float">
            <text:p>10048365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ART</text:p>
          </table:table-cell>
          <table:table-cell office:value-type="float" office:value="1822863" calcext:value-type="float">
            <text:p>1822863</text:p>
          </table:table-cell>
          <table:table-cell office:value-type="float" office:value="9000003265780" calcext:value-type="float">
            <text:p>900000326578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5" calcext:value-type="float">
            <text:p>10048365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ART</text:p>
          </table:table-cell>
          <table:table-cell office:value-type="float" office:value="1822864" calcext:value-type="float">
            <text:p>1822864</text:p>
          </table:table-cell>
          <table:table-cell office:value-type="float" office:value="9000003265797" calcext:value-type="float">
            <text:p>9000003265797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5" calcext:value-type="float">
            <text:p>10048365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ART</text:p>
          </table:table-cell>
          <table:table-cell office:value-type="float" office:value="1822966" calcext:value-type="float">
            <text:p>1822966</text:p>
          </table:table-cell>
          <table:table-cell office:value-type="float" office:value="9000003266138" calcext:value-type="float">
            <text:p>9000003266138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6" calcext:value-type="float">
            <text:p>10048366</text:p>
          </table:table-cell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CIMKENT</text:p>
          </table:table-cell>
          <table:table-cell office:value-type="float" office:value="1437419" calcext:value-type="float">
            <text:p>1437419</text:p>
          </table:table-cell>
          <table:table-cell office:value-type="float" office:value="9000001716918" calcext:value-type="float">
            <text:p>9000001716918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6" calcext:value-type="float">
            <text:p>10048366</text:p>
          </table:table-cell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CIMKENT</text:p>
          </table:table-cell>
          <table:table-cell office:value-type="float" office:value="1510184" calcext:value-type="float">
            <text:p>1510184</text:p>
          </table:table-cell>
          <table:table-cell office:value-type="float" office:value="9000001789189" calcext:value-type="float">
            <text:p>9000001789189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6" calcext:value-type="float">
            <text:p>10048366</text:p>
          </table:table-cell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CIMKENT</text:p>
          </table:table-cell>
          <table:table-cell office:value-type="float" office:value="1593821" calcext:value-type="float">
            <text:p>1593821</text:p>
          </table:table-cell>
          <table:table-cell office:value-type="float" office:value="9000002058338" calcext:value-type="float">
            <text:p>9000002058338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6" calcext:value-type="float">
            <text:p>10048366</text:p>
          </table:table-cell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CIMKENT</text:p>
          </table:table-cell>
          <table:table-cell office:value-type="float" office:value="1598969" calcext:value-type="float">
            <text:p>1598969</text:p>
          </table:table-cell>
          <table:table-cell office:value-type="float" office:value="9000002066746" calcext:value-type="float">
            <text:p>9000002066746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6" calcext:value-type="float">
            <text:p>10048366</text:p>
          </table:table-cell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CIMKENT</text:p>
          </table:table-cell>
          <table:table-cell office:value-type="float" office:value="1603204" calcext:value-type="float">
            <text:p>1603204</text:p>
          </table:table-cell>
          <table:table-cell office:value-type="float" office:value="9000002072204" calcext:value-type="float">
            <text:p>900000207220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6" calcext:value-type="float">
            <text:p>10048366</text:p>
          </table:table-cell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CIMKENT</text:p>
          </table:table-cell>
          <table:table-cell office:value-type="float" office:value="1624038" calcext:value-type="float">
            <text:p>1624038</text:p>
          </table:table-cell>
          <table:table-cell office:value-type="float" office:value="9000002137279" calcext:value-type="float">
            <text:p>9000002137279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6" calcext:value-type="float">
            <text:p>10048366</text:p>
          </table:table-cell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CIMKENT</text:p>
          </table:table-cell>
          <table:table-cell office:value-type="float" office:value="1624235" calcext:value-type="float">
            <text:p>1624235</text:p>
          </table:table-cell>
          <table:table-cell office:value-type="float" office:value="9000002138085" calcext:value-type="float">
            <text:p>9000002138085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6" calcext:value-type="float">
            <text:p>10048366</text:p>
          </table:table-cell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CIMKENT</text:p>
          </table:table-cell>
          <table:table-cell office:value-type="float" office:value="1624239" calcext:value-type="float">
            <text:p>1624239</text:p>
          </table:table-cell>
          <table:table-cell office:value-type="float" office:value="9000002138122" calcext:value-type="float">
            <text:p>9000002138122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6" calcext:value-type="float">
            <text:p>10048366</text:p>
          </table:table-cell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CIMKENT</text:p>
          </table:table-cell>
          <table:table-cell office:value-type="float" office:value="1624286" calcext:value-type="float">
            <text:p>1624286</text:p>
          </table:table-cell>
          <table:table-cell office:value-type="float" office:value="9000002138559" calcext:value-type="float">
            <text:p>9000002138559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6" calcext:value-type="float">
            <text:p>10048366</text:p>
          </table:table-cell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CIMKENT</text:p>
          </table:table-cell>
          <table:table-cell office:value-type="float" office:value="1624314" calcext:value-type="float">
            <text:p>1624314</text:p>
          </table:table-cell>
          <table:table-cell office:value-type="float" office:value="9000002138733" calcext:value-type="float">
            <text:p>9000002138733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6" calcext:value-type="float">
            <text:p>10048366</text:p>
          </table:table-cell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CIMKENT</text:p>
          </table:table-cell>
          <table:table-cell office:value-type="float" office:value="1624328" calcext:value-type="float">
            <text:p>1624328</text:p>
          </table:table-cell>
          <table:table-cell office:value-type="float" office:value="9000002138870" calcext:value-type="float">
            <text:p>900000213887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6" calcext:value-type="float">
            <text:p>10048366</text:p>
          </table:table-cell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CIMKENT</text:p>
          </table:table-cell>
          <table:table-cell office:value-type="float" office:value="1624348" calcext:value-type="float">
            <text:p>1624348</text:p>
          </table:table-cell>
          <table:table-cell office:value-type="float" office:value="9000002139075" calcext:value-type="float">
            <text:p>9000002139075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6" calcext:value-type="float">
            <text:p>10048366</text:p>
          </table:table-cell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CIMKENT</text:p>
          </table:table-cell>
          <table:table-cell office:value-type="float" office:value="1624354" calcext:value-type="float">
            <text:p>1624354</text:p>
          </table:table-cell>
          <table:table-cell office:value-type="float" office:value="9000002139136" calcext:value-type="float">
            <text:p>9000002139136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6" calcext:value-type="float">
            <text:p>10048366</text:p>
          </table:table-cell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CIMKENT</text:p>
          </table:table-cell>
          <table:table-cell office:value-type="float" office:value="1625295" calcext:value-type="float">
            <text:p>1625295</text:p>
          </table:table-cell>
          <table:table-cell office:value-type="float" office:value="9000002143157" calcext:value-type="float">
            <text:p>9000002143157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6" calcext:value-type="float">
            <text:p>10048366</text:p>
          </table:table-cell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CIMKENT</text:p>
          </table:table-cell>
          <table:table-cell office:value-type="float" office:value="1625299" calcext:value-type="float">
            <text:p>1625299</text:p>
          </table:table-cell>
          <table:table-cell office:value-type="float" office:value="9000002143195" calcext:value-type="float">
            <text:p>9000002143195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6" calcext:value-type="float">
            <text:p>10048366</text:p>
          </table:table-cell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CIMKENT</text:p>
          </table:table-cell>
          <table:table-cell office:value-type="float" office:value="1625318" calcext:value-type="float">
            <text:p>1625318</text:p>
          </table:table-cell>
          <table:table-cell office:value-type="float" office:value="9000002143355" calcext:value-type="float">
            <text:p>9000002143355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6" calcext:value-type="float">
            <text:p>10048366</text:p>
          </table:table-cell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CIMKENT</text:p>
          </table:table-cell>
          <table:table-cell office:value-type="float" office:value="1625697" calcext:value-type="float">
            <text:p>1625697</text:p>
          </table:table-cell>
          <table:table-cell office:value-type="float" office:value="9000002145854" calcext:value-type="float">
            <text:p>900000214585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6" calcext:value-type="float">
            <text:p>10048366</text:p>
          </table:table-cell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CIMKENT</text:p>
          </table:table-cell>
          <table:table-cell office:value-type="float" office:value="1629216" calcext:value-type="float">
            <text:p>1629216</text:p>
          </table:table-cell>
          <table:table-cell office:value-type="float" office:value="9000002159998" calcext:value-type="float">
            <text:p>9000002159998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6" calcext:value-type="float">
            <text:p>10048366</text:p>
          </table:table-cell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CIMKENT</text:p>
          </table:table-cell>
          <table:table-cell office:value-type="float" office:value="1629328" calcext:value-type="float">
            <text:p>1629328</text:p>
          </table:table-cell>
          <table:table-cell office:value-type="float" office:value="9000002160307" calcext:value-type="float">
            <text:p>9000002160307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6" calcext:value-type="float">
            <text:p>10048366</text:p>
          </table:table-cell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CIMKENT</text:p>
          </table:table-cell>
          <table:table-cell office:value-type="float" office:value="1632082" calcext:value-type="float">
            <text:p>1632082</text:p>
          </table:table-cell>
          <table:table-cell office:value-type="float" office:value="9000002175295" calcext:value-type="float">
            <text:p>9000002175295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6" calcext:value-type="float">
            <text:p>10048366</text:p>
          </table:table-cell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CIMKENT</text:p>
          </table:table-cell>
          <table:table-cell office:value-type="float" office:value="1674400" calcext:value-type="float">
            <text:p>1674400</text:p>
          </table:table-cell>
          <table:table-cell office:value-type="float" office:value="9000002284874" calcext:value-type="float">
            <text:p>900000228487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6" calcext:value-type="float">
            <text:p>10048366</text:p>
          </table:table-cell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CIMKENT</text:p>
          </table:table-cell>
          <table:table-cell office:value-type="float" office:value="1682500" calcext:value-type="float">
            <text:p>1682500</text:p>
          </table:table-cell>
          <table:table-cell office:value-type="float" office:value="9000002320022" calcext:value-type="float">
            <text:p>9000002320022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6" calcext:value-type="float">
            <text:p>10048366</text:p>
          </table:table-cell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CIMKENT</text:p>
          </table:table-cell>
          <table:table-cell office:value-type="float" office:value="1688530" calcext:value-type="float">
            <text:p>1688530</text:p>
          </table:table-cell>
          <table:table-cell office:value-type="float" office:value="9000002343663" calcext:value-type="float">
            <text:p>9000002343663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6" calcext:value-type="float">
            <text:p>10048366</text:p>
          </table:table-cell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CIMKENT</text:p>
          </table:table-cell>
          <table:table-cell office:value-type="float" office:value="1689811" calcext:value-type="float">
            <text:p>1689811</text:p>
          </table:table-cell>
          <table:table-cell office:value-type="float" office:value="9000002350210" calcext:value-type="float">
            <text:p>900000235021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6" calcext:value-type="float">
            <text:p>10048366</text:p>
          </table:table-cell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CIMKENT</text:p>
          </table:table-cell>
          <table:table-cell office:value-type="float" office:value="1695115" calcext:value-type="float">
            <text:p>1695115</text:p>
          </table:table-cell>
          <table:table-cell office:value-type="float" office:value="9000002382136" calcext:value-type="float">
            <text:p>9000002382136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6" calcext:value-type="float">
            <text:p>10048366</text:p>
          </table:table-cell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CIMKENT</text:p>
          </table:table-cell>
          <table:table-cell office:value-type="float" office:value="1695213" calcext:value-type="float">
            <text:p>1695213</text:p>
          </table:table-cell>
          <table:table-cell office:value-type="float" office:value="9000002382754" calcext:value-type="float">
            <text:p>900000238275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6" calcext:value-type="float">
            <text:p>10048366</text:p>
          </table:table-cell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CIMKENT</text:p>
          </table:table-cell>
          <table:table-cell office:value-type="float" office:value="1697071" calcext:value-type="float">
            <text:p>1697071</text:p>
          </table:table-cell>
          <table:table-cell office:value-type="float" office:value="9000002393897" calcext:value-type="float">
            <text:p>9000002393897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6" calcext:value-type="float">
            <text:p>10048366</text:p>
          </table:table-cell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CIMKENT</text:p>
          </table:table-cell>
          <table:table-cell office:value-type="float" office:value="1699548" calcext:value-type="float">
            <text:p>1699548</text:p>
          </table:table-cell>
          <table:table-cell office:value-type="float" office:value="9000002398991" calcext:value-type="float">
            <text:p>9000002398991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6" calcext:value-type="float">
            <text:p>10048366</text:p>
          </table:table-cell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CIMKENT</text:p>
          </table:table-cell>
          <table:table-cell office:value-type="float" office:value="1704028" calcext:value-type="float">
            <text:p>1704028</text:p>
          </table:table-cell>
          <table:table-cell office:value-type="float" office:value="9000002411355" calcext:value-type="float">
            <text:p>9000002411355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6" calcext:value-type="float">
            <text:p>10048366</text:p>
          </table:table-cell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CIMKENT</text:p>
          </table:table-cell>
          <table:table-cell office:value-type="float" office:value="1704184" calcext:value-type="float">
            <text:p>1704184</text:p>
          </table:table-cell>
          <table:table-cell office:value-type="float" office:value="9000002411812" calcext:value-type="float">
            <text:p>9000002411812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6" calcext:value-type="float">
            <text:p>10048366</text:p>
          </table:table-cell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CIMKENT</text:p>
          </table:table-cell>
          <table:table-cell office:value-type="float" office:value="1705534" calcext:value-type="float">
            <text:p>1705534</text:p>
          </table:table-cell>
          <table:table-cell office:value-type="float" office:value="9000002415308" calcext:value-type="float">
            <text:p>9000002415308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6" calcext:value-type="float">
            <text:p>10048366</text:p>
          </table:table-cell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CIMKENT</text:p>
          </table:table-cell>
          <table:table-cell office:value-type="float" office:value="1706287" calcext:value-type="float">
            <text:p>1706287</text:p>
          </table:table-cell>
          <table:table-cell office:value-type="float" office:value="9000002420371" calcext:value-type="float">
            <text:p>9000002420371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6" calcext:value-type="float">
            <text:p>10048366</text:p>
          </table:table-cell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CIMKENT</text:p>
          </table:table-cell>
          <table:table-cell office:value-type="float" office:value="1769285" calcext:value-type="float">
            <text:p>1769285</text:p>
          </table:table-cell>
          <table:table-cell office:value-type="float" office:value="9000003013206" calcext:value-type="float">
            <text:p>9000003013206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6" calcext:value-type="float">
            <text:p>10048366</text:p>
          </table:table-cell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CIMKENT</text:p>
          </table:table-cell>
          <table:table-cell office:value-type="float" office:value="1778793" calcext:value-type="float">
            <text:p>1778793</text:p>
          </table:table-cell>
          <table:table-cell office:value-type="float" office:value="9000003049021" calcext:value-type="float">
            <text:p>9000003049021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6" calcext:value-type="float">
            <text:p>10048366</text:p>
          </table:table-cell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CIMKENT</text:p>
          </table:table-cell>
          <table:table-cell office:value-type="float" office:value="1783923" calcext:value-type="float">
            <text:p>1783923</text:p>
          </table:table-cell>
          <table:table-cell office:value-type="float" office:value="9000003070414" calcext:value-type="float">
            <text:p>900000307041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6" calcext:value-type="float">
            <text:p>10048366</text:p>
          </table:table-cell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CIMKENT</text:p>
          </table:table-cell>
          <table:table-cell office:value-type="float" office:value="1783928" calcext:value-type="float">
            <text:p>1783928</text:p>
          </table:table-cell>
          <table:table-cell office:value-type="float" office:value="9000003070469" calcext:value-type="float">
            <text:p>9000003070469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6" calcext:value-type="float">
            <text:p>10048366</text:p>
          </table:table-cell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CIMKENT</text:p>
          </table:table-cell>
          <table:table-cell office:value-type="float" office:value="1786989" calcext:value-type="float">
            <text:p>1786989</text:p>
          </table:table-cell>
          <table:table-cell office:value-type="float" office:value="9000003084633" calcext:value-type="float">
            <text:p>9000003084633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6" calcext:value-type="float">
            <text:p>10048366</text:p>
          </table:table-cell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CIMKENT</text:p>
          </table:table-cell>
          <table:table-cell office:value-type="float" office:value="1796396" calcext:value-type="float">
            <text:p>1796396</text:p>
          </table:table-cell>
          <table:table-cell office:value-type="float" office:value="9000003125183" calcext:value-type="float">
            <text:p>9000003125183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6" calcext:value-type="float">
            <text:p>10048366</text:p>
          </table:table-cell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CIMKENT</text:p>
          </table:table-cell>
          <table:table-cell office:value-type="float" office:value="1805414" calcext:value-type="float">
            <text:p>1805414</text:p>
          </table:table-cell>
          <table:table-cell office:value-type="float" office:value="9000003190648" calcext:value-type="float">
            <text:p>9000003190648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7" calcext:value-type="float">
            <text:p>10048367</text:p>
          </table:table-cell>
          <table:table-cell office:value-type="float" office:value="2214" calcext:value-type="float">
            <text:p>2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İCARET A.Ş.-KZK PAVLODAR</text:p>
          </table:table-cell>
          <table:table-cell office:value-type="float" office:value="1624050" calcext:value-type="float">
            <text:p>1624050</text:p>
          </table:table-cell>
          <table:table-cell office:value-type="float" office:value="9000002137392" calcext:value-type="float">
            <text:p>9000002137392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7" calcext:value-type="float">
            <text:p>10048367</text:p>
          </table:table-cell>
          <table:table-cell office:value-type="float" office:value="2214" calcext:value-type="float">
            <text:p>2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İCARET A.Ş.-KZK PAVLODAR</text:p>
          </table:table-cell>
          <table:table-cell office:value-type="float" office:value="1624323" calcext:value-type="float">
            <text:p>1624323</text:p>
          </table:table-cell>
          <table:table-cell office:value-type="float" office:value="9000002138825" calcext:value-type="float">
            <text:p>9000002138825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7" calcext:value-type="float">
            <text:p>10048367</text:p>
          </table:table-cell>
          <table:table-cell office:value-type="float" office:value="2214" calcext:value-type="float">
            <text:p>2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İCARET A.Ş.-KZK PAVLODAR</text:p>
          </table:table-cell>
          <table:table-cell office:value-type="float" office:value="1624336" calcext:value-type="float">
            <text:p>1624336</text:p>
          </table:table-cell>
          <table:table-cell office:value-type="float" office:value="9000002138955" calcext:value-type="float">
            <text:p>9000002138955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7" calcext:value-type="float">
            <text:p>10048367</text:p>
          </table:table-cell>
          <table:table-cell office:value-type="float" office:value="2214" calcext:value-type="float">
            <text:p>2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İCARET A.Ş.-KZK PAVLODAR</text:p>
          </table:table-cell>
          <table:table-cell office:value-type="float" office:value="1625299" calcext:value-type="float">
            <text:p>1625299</text:p>
          </table:table-cell>
          <table:table-cell office:value-type="float" office:value="9000002143195" calcext:value-type="float">
            <text:p>9000002143195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7" calcext:value-type="float">
            <text:p>10048367</text:p>
          </table:table-cell>
          <table:table-cell office:value-type="float" office:value="2214" calcext:value-type="float">
            <text:p>2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İCARET A.Ş.-KZK PAVLODAR</text:p>
          </table:table-cell>
          <table:table-cell office:value-type="float" office:value="1681192" calcext:value-type="float">
            <text:p>1681192</text:p>
          </table:table-cell>
          <table:table-cell office:value-type="float" office:value="9000002314472" calcext:value-type="float">
            <text:p>9000002314472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7" calcext:value-type="float">
            <text:p>10048367</text:p>
          </table:table-cell>
          <table:table-cell office:value-type="float" office:value="2214" calcext:value-type="float">
            <text:p>2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İCARET A.Ş.-KZK PAVLODAR</text:p>
          </table:table-cell>
          <table:table-cell office:value-type="float" office:value="1695086" calcext:value-type="float">
            <text:p>1695086</text:p>
          </table:table-cell>
          <table:table-cell office:value-type="float" office:value="9000002381948" calcext:value-type="float">
            <text:p>9000002381948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7" calcext:value-type="float">
            <text:p>10048367</text:p>
          </table:table-cell>
          <table:table-cell office:value-type="float" office:value="2214" calcext:value-type="float">
            <text:p>2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İCARET A.Ş.-KZK PAVLODAR</text:p>
          </table:table-cell>
          <table:table-cell office:value-type="float" office:value="1695211" calcext:value-type="float">
            <text:p>1695211</text:p>
          </table:table-cell>
          <table:table-cell office:value-type="float" office:value="9000002382730" calcext:value-type="float">
            <text:p>900000238273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7" calcext:value-type="float">
            <text:p>10048367</text:p>
          </table:table-cell>
          <table:table-cell office:value-type="float" office:value="2214" calcext:value-type="float">
            <text:p>2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İCARET A.Ş.-KZK PAVLODAR</text:p>
          </table:table-cell>
          <table:table-cell office:value-type="float" office:value="1701670" calcext:value-type="float">
            <text:p>1701670</text:p>
          </table:table-cell>
          <table:table-cell office:value-type="float" office:value="9000002404746" calcext:value-type="float">
            <text:p>9000002404746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7" calcext:value-type="float">
            <text:p>10048367</text:p>
          </table:table-cell>
          <table:table-cell office:value-type="float" office:value="2214" calcext:value-type="float">
            <text:p>2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İCARET A.Ş.-KZK PAVLODAR</text:p>
          </table:table-cell>
          <table:table-cell office:value-type="float" office:value="1705535" calcext:value-type="float">
            <text:p>1705535</text:p>
          </table:table-cell>
          <table:table-cell office:value-type="float" office:value="9000002415315" calcext:value-type="float">
            <text:p>9000002415315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7" calcext:value-type="float">
            <text:p>10048367</text:p>
          </table:table-cell>
          <table:table-cell office:value-type="float" office:value="2214" calcext:value-type="float">
            <text:p>2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İCARET A.Ş.-KZK PAVLODAR</text:p>
          </table:table-cell>
          <table:table-cell office:value-type="float" office:value="1822863" calcext:value-type="float">
            <text:p>1822863</text:p>
          </table:table-cell>
          <table:table-cell office:value-type="float" office:value="9000003265780" calcext:value-type="float">
            <text:p>900000326578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8" calcext:value-type="float">
            <text:p>10048368</text:p>
          </table:table-cell>
          <table:table-cell office:value-type="float" office:value="2215" calcext:value-type="float">
            <text:p>2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İCARET A.Ş.-KZK ASTANA ASIAPARK</text:p>
          </table:table-cell>
          <table:table-cell office:value-type="float" office:value="1510184" calcext:value-type="float">
            <text:p>1510184</text:p>
          </table:table-cell>
          <table:table-cell office:value-type="float" office:value="9000001789189" calcext:value-type="float">
            <text:p>9000001789189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8" calcext:value-type="float">
            <text:p>10048368</text:p>
          </table:table-cell>
          <table:table-cell office:value-type="float" office:value="2215" calcext:value-type="float">
            <text:p>2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İCARET A.Ş.-KZK ASTANA ASIAPARK</text:p>
          </table:table-cell>
          <table:table-cell office:value-type="float" office:value="1603201" calcext:value-type="float">
            <text:p>1603201</text:p>
          </table:table-cell>
          <table:table-cell office:value-type="float" office:value="9000002072174" calcext:value-type="float">
            <text:p>900000207217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8" calcext:value-type="float">
            <text:p>10048368</text:p>
          </table:table-cell>
          <table:table-cell office:value-type="float" office:value="2215" calcext:value-type="float">
            <text:p>2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İCARET A.Ş.-KZK ASTANA ASIAPARK</text:p>
          </table:table-cell>
          <table:table-cell office:value-type="float" office:value="1603202" calcext:value-type="float">
            <text:p>1603202</text:p>
          </table:table-cell>
          <table:table-cell office:value-type="float" office:value="9000002072181" calcext:value-type="float">
            <text:p>9000002072181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8" calcext:value-type="float">
            <text:p>10048368</text:p>
          </table:table-cell>
          <table:table-cell office:value-type="float" office:value="2215" calcext:value-type="float">
            <text:p>2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İCARET A.Ş.-KZK ASTANA ASIAPARK</text:p>
          </table:table-cell>
          <table:table-cell office:value-type="float" office:value="1603206" calcext:value-type="float">
            <text:p>1603206</text:p>
          </table:table-cell>
          <table:table-cell office:value-type="float" office:value="9000002072228" calcext:value-type="float">
            <text:p>9000002072228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8" calcext:value-type="float">
            <text:p>10048368</text:p>
          </table:table-cell>
          <table:table-cell office:value-type="float" office:value="2215" calcext:value-type="float">
            <text:p>2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İCARET A.Ş.-KZK ASTANA ASIAPARK</text:p>
          </table:table-cell>
          <table:table-cell office:value-type="float" office:value="1623988" calcext:value-type="float">
            <text:p>1623988</text:p>
          </table:table-cell>
          <table:table-cell office:value-type="float" office:value="9000002136777" calcext:value-type="float">
            <text:p>9000002136777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8" calcext:value-type="float">
            <text:p>10048368</text:p>
          </table:table-cell>
          <table:table-cell office:value-type="float" office:value="2215" calcext:value-type="float">
            <text:p>2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İCARET A.Ş.-KZK ASTANA ASIAPARK</text:p>
          </table:table-cell>
          <table:table-cell office:value-type="float" office:value="1623990" calcext:value-type="float">
            <text:p>1623990</text:p>
          </table:table-cell>
          <table:table-cell office:value-type="float" office:value="9000002136791" calcext:value-type="float">
            <text:p>9000002136791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8" calcext:value-type="float">
            <text:p>10048368</text:p>
          </table:table-cell>
          <table:table-cell office:value-type="float" office:value="2215" calcext:value-type="float">
            <text:p>2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İCARET A.Ş.-KZK ASTANA ASIAPARK</text:p>
          </table:table-cell>
          <table:table-cell office:value-type="float" office:value="1623992" calcext:value-type="float">
            <text:p>1623992</text:p>
          </table:table-cell>
          <table:table-cell office:value-type="float" office:value="9000002136814" calcext:value-type="float">
            <text:p>900000213681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8" calcext:value-type="float">
            <text:p>10048368</text:p>
          </table:table-cell>
          <table:table-cell office:value-type="float" office:value="2215" calcext:value-type="float">
            <text:p>2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İCARET A.Ş.-KZK ASTANA ASIAPARK</text:p>
          </table:table-cell>
          <table:table-cell office:value-type="float" office:value="1624283" calcext:value-type="float">
            <text:p>1624283</text:p>
          </table:table-cell>
          <table:table-cell office:value-type="float" office:value="9000002138528" calcext:value-type="float">
            <text:p>9000002138528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8" calcext:value-type="float">
            <text:p>10048368</text:p>
          </table:table-cell>
          <table:table-cell office:value-type="float" office:value="2215" calcext:value-type="float">
            <text:p>2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İCARET A.Ş.-KZK ASTANA ASIAPARK</text:p>
          </table:table-cell>
          <table:table-cell office:value-type="float" office:value="1624314" calcext:value-type="float">
            <text:p>1624314</text:p>
          </table:table-cell>
          <table:table-cell office:value-type="float" office:value="9000002138733" calcext:value-type="float">
            <text:p>9000002138733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8" calcext:value-type="float">
            <text:p>10048368</text:p>
          </table:table-cell>
          <table:table-cell office:value-type="float" office:value="2215" calcext:value-type="float">
            <text:p>2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İCARET A.Ş.-KZK ASTANA ASIAPARK</text:p>
          </table:table-cell>
          <table:table-cell office:value-type="float" office:value="1624339" calcext:value-type="float">
            <text:p>1624339</text:p>
          </table:table-cell>
          <table:table-cell office:value-type="float" office:value="9000002138986" calcext:value-type="float">
            <text:p>9000002138986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8" calcext:value-type="float">
            <text:p>10048368</text:p>
          </table:table-cell>
          <table:table-cell office:value-type="float" office:value="2215" calcext:value-type="float">
            <text:p>2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İCARET A.Ş.-KZK ASTANA ASIAPARK</text:p>
          </table:table-cell>
          <table:table-cell office:value-type="float" office:value="1625413" calcext:value-type="float">
            <text:p>1625413</text:p>
          </table:table-cell>
          <table:table-cell office:value-type="float" office:value="9000002144079" calcext:value-type="float">
            <text:p>9000002144079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8" calcext:value-type="float">
            <text:p>10048368</text:p>
          </table:table-cell>
          <table:table-cell office:value-type="float" office:value="2215" calcext:value-type="float">
            <text:p>2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İCARET A.Ş.-KZK ASTANA ASIAPARK</text:p>
          </table:table-cell>
          <table:table-cell office:value-type="float" office:value="1626326" calcext:value-type="float">
            <text:p>1626326</text:p>
          </table:table-cell>
          <table:table-cell office:value-type="float" office:value="9000002147841" calcext:value-type="float">
            <text:p>9000002147841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8" calcext:value-type="float">
            <text:p>10048368</text:p>
          </table:table-cell>
          <table:table-cell office:value-type="float" office:value="2215" calcext:value-type="float">
            <text:p>2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İCARET A.Ş.-KZK ASTANA ASIAPARK</text:p>
          </table:table-cell>
          <table:table-cell office:value-type="float" office:value="1629898" calcext:value-type="float">
            <text:p>1629898</text:p>
          </table:table-cell>
          <table:table-cell office:value-type="float" office:value="9000002164480" calcext:value-type="float">
            <text:p>900000216448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8" calcext:value-type="float">
            <text:p>10048368</text:p>
          </table:table-cell>
          <table:table-cell office:value-type="float" office:value="2215" calcext:value-type="float">
            <text:p>2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İCARET A.Ş.-KZK ASTANA ASIAPARK</text:p>
          </table:table-cell>
          <table:table-cell office:value-type="float" office:value="1637358" calcext:value-type="float">
            <text:p>1637358</text:p>
          </table:table-cell>
          <table:table-cell office:value-type="float" office:value="9000002201550" calcext:value-type="float">
            <text:p>900000220155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8" calcext:value-type="float">
            <text:p>10048368</text:p>
          </table:table-cell>
          <table:table-cell office:value-type="float" office:value="2215" calcext:value-type="float">
            <text:p>2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İCARET A.Ş.-KZK ASTANA ASIAPARK</text:p>
          </table:table-cell>
          <table:table-cell office:value-type="float" office:value="1637359" calcext:value-type="float">
            <text:p>1637359</text:p>
          </table:table-cell>
          <table:table-cell office:value-type="float" office:value="9000002201567" calcext:value-type="float">
            <text:p>9000002201567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8" calcext:value-type="float">
            <text:p>10048368</text:p>
          </table:table-cell>
          <table:table-cell office:value-type="float" office:value="2215" calcext:value-type="float">
            <text:p>2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İCARET A.Ş.-KZK ASTANA ASIAPARK</text:p>
          </table:table-cell>
          <table:table-cell office:value-type="float" office:value="1671465" calcext:value-type="float">
            <text:p>1671465</text:p>
          </table:table-cell>
          <table:table-cell office:value-type="float" office:value="9000002273830" calcext:value-type="float">
            <text:p>900000227383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8" calcext:value-type="float">
            <text:p>10048368</text:p>
          </table:table-cell>
          <table:table-cell office:value-type="float" office:value="2215" calcext:value-type="float">
            <text:p>2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İCARET A.Ş.-KZK ASTANA ASIAPARK</text:p>
          </table:table-cell>
          <table:table-cell office:value-type="float" office:value="1688530" calcext:value-type="float">
            <text:p>1688530</text:p>
          </table:table-cell>
          <table:table-cell office:value-type="float" office:value="9000002343663" calcext:value-type="float">
            <text:p>9000002343663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8" calcext:value-type="float">
            <text:p>10048368</text:p>
          </table:table-cell>
          <table:table-cell office:value-type="float" office:value="2215" calcext:value-type="float">
            <text:p>2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İCARET A.Ş.-KZK ASTANA ASIAPARK</text:p>
          </table:table-cell>
          <table:table-cell office:value-type="float" office:value="1689066" calcext:value-type="float">
            <text:p>1689066</text:p>
          </table:table-cell>
          <table:table-cell office:value-type="float" office:value="9000002346893" calcext:value-type="float">
            <text:p>9000002346893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8" calcext:value-type="float">
            <text:p>10048368</text:p>
          </table:table-cell>
          <table:table-cell office:value-type="float" office:value="2215" calcext:value-type="float">
            <text:p>2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İCARET A.Ş.-KZK ASTANA ASIAPARK</text:p>
          </table:table-cell>
          <table:table-cell office:value-type="float" office:value="1695230" calcext:value-type="float">
            <text:p>1695230</text:p>
          </table:table-cell>
          <table:table-cell office:value-type="float" office:value="9000002382884" calcext:value-type="float">
            <text:p>900000238288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8" calcext:value-type="float">
            <text:p>10048368</text:p>
          </table:table-cell>
          <table:table-cell office:value-type="float" office:value="2215" calcext:value-type="float">
            <text:p>2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İCARET A.Ş.-KZK ASTANA ASIAPARK</text:p>
          </table:table-cell>
          <table:table-cell office:value-type="float" office:value="1695239" calcext:value-type="float">
            <text:p>1695239</text:p>
          </table:table-cell>
          <table:table-cell office:value-type="float" office:value="9000002382976" calcext:value-type="float">
            <text:p>9000002382976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8" calcext:value-type="float">
            <text:p>10048368</text:p>
          </table:table-cell>
          <table:table-cell office:value-type="float" office:value="2215" calcext:value-type="float">
            <text:p>2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İCARET A.Ş.-KZK ASTANA ASIAPARK</text:p>
          </table:table-cell>
          <table:table-cell office:value-type="float" office:value="1699555" calcext:value-type="float">
            <text:p>1699555</text:p>
          </table:table-cell>
          <table:table-cell office:value-type="float" office:value="9000002399059" calcext:value-type="float">
            <text:p>9000002399059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8" calcext:value-type="float">
            <text:p>10048368</text:p>
          </table:table-cell>
          <table:table-cell office:value-type="float" office:value="2215" calcext:value-type="float">
            <text:p>2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İCARET A.Ş.-KZK ASTANA ASIAPARK</text:p>
          </table:table-cell>
          <table:table-cell office:value-type="float" office:value="1702201" calcext:value-type="float">
            <text:p>1702201</text:p>
          </table:table-cell>
          <table:table-cell office:value-type="float" office:value="9000002407082" calcext:value-type="float">
            <text:p>9000002407082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8" calcext:value-type="float">
            <text:p>10048368</text:p>
          </table:table-cell>
          <table:table-cell office:value-type="float" office:value="2215" calcext:value-type="float">
            <text:p>2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İCARET A.Ş.-KZK ASTANA ASIAPARK</text:p>
          </table:table-cell>
          <table:table-cell office:value-type="float" office:value="1703872" calcext:value-type="float">
            <text:p>1703872</text:p>
          </table:table-cell>
          <table:table-cell office:value-type="float" office:value="9000002410761" calcext:value-type="float">
            <text:p>9000002410761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8" calcext:value-type="float">
            <text:p>10048368</text:p>
          </table:table-cell>
          <table:table-cell office:value-type="float" office:value="2215" calcext:value-type="float">
            <text:p>2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İCARET A.Ş.-KZK ASTANA ASIAPARK</text:p>
          </table:table-cell>
          <table:table-cell office:value-type="float" office:value="1703873" calcext:value-type="float">
            <text:p>1703873</text:p>
          </table:table-cell>
          <table:table-cell office:value-type="float" office:value="9000002410778" calcext:value-type="float">
            <text:p>9000002410778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8" calcext:value-type="float">
            <text:p>10048368</text:p>
          </table:table-cell>
          <table:table-cell office:value-type="float" office:value="2215" calcext:value-type="float">
            <text:p>2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İCARET A.Ş.-KZK ASTANA ASIAPARK</text:p>
          </table:table-cell>
          <table:table-cell office:value-type="float" office:value="1705905" calcext:value-type="float">
            <text:p>1705905</text:p>
          </table:table-cell>
          <table:table-cell office:value-type="float" office:value="9000002417968" calcext:value-type="float">
            <text:p>9000002417968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8" calcext:value-type="float">
            <text:p>10048368</text:p>
          </table:table-cell>
          <table:table-cell office:value-type="float" office:value="2215" calcext:value-type="float">
            <text:p>2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İCARET A.Ş.-KZK ASTANA ASIAPARK</text:p>
          </table:table-cell>
          <table:table-cell office:value-type="float" office:value="1706222" calcext:value-type="float">
            <text:p>1706222</text:p>
          </table:table-cell>
          <table:table-cell office:value-type="float" office:value="9000002420036" calcext:value-type="float">
            <text:p>9000002420036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8" calcext:value-type="float">
            <text:p>10048368</text:p>
          </table:table-cell>
          <table:table-cell office:value-type="float" office:value="2215" calcext:value-type="float">
            <text:p>2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İCARET A.Ş.-KZK ASTANA ASIAPARK</text:p>
          </table:table-cell>
          <table:table-cell office:value-type="float" office:value="1769285" calcext:value-type="float">
            <text:p>1769285</text:p>
          </table:table-cell>
          <table:table-cell office:value-type="float" office:value="9000003013206" calcext:value-type="float">
            <text:p>9000003013206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8" calcext:value-type="float">
            <text:p>10048368</text:p>
          </table:table-cell>
          <table:table-cell office:value-type="float" office:value="2215" calcext:value-type="float">
            <text:p>2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İCARET A.Ş.-KZK ASTANA ASIAPARK</text:p>
          </table:table-cell>
          <table:table-cell office:value-type="float" office:value="1797515" calcext:value-type="float">
            <text:p>1797515</text:p>
          </table:table-cell>
          <table:table-cell office:value-type="float" office:value="9000003128436" calcext:value-type="float">
            <text:p>9000003128436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8" calcext:value-type="float">
            <text:p>10048368</text:p>
          </table:table-cell>
          <table:table-cell office:value-type="float" office:value="2215" calcext:value-type="float">
            <text:p>2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İCARET A.Ş.-KZK ASTANA ASIAPARK</text:p>
          </table:table-cell>
          <table:table-cell office:value-type="float" office:value="1797843" calcext:value-type="float">
            <text:p>1797843</text:p>
          </table:table-cell>
          <table:table-cell office:value-type="float" office:value="9000003129167" calcext:value-type="float">
            <text:p>9000003129167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8" calcext:value-type="float">
            <text:p>10048368</text:p>
          </table:table-cell>
          <table:table-cell office:value-type="float" office:value="2215" calcext:value-type="float">
            <text:p>2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İCARET A.Ş.-KZK ASTANA ASIAPARK</text:p>
          </table:table-cell>
          <table:table-cell office:value-type="float" office:value="1854414" calcext:value-type="float">
            <text:p>1854414</text:p>
          </table:table-cell>
          <table:table-cell office:value-type="float" office:value="9000003344553" calcext:value-type="float">
            <text:p>9000003344553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437419" calcext:value-type="float">
            <text:p>1437419</text:p>
          </table:table-cell>
          <table:table-cell office:value-type="float" office:value="9000001716918" calcext:value-type="float">
            <text:p>9000001716918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499982" calcext:value-type="float">
            <text:p>1499982</text:p>
          </table:table-cell>
          <table:table-cell office:value-type="float" office:value="9000001774734" calcext:value-type="float">
            <text:p>900000177473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594984" calcext:value-type="float">
            <text:p>1594984</text:p>
          </table:table-cell>
          <table:table-cell office:value-type="float" office:value="9000002060553" calcext:value-type="float">
            <text:p>9000002060553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596826" calcext:value-type="float">
            <text:p>1596826</text:p>
          </table:table-cell>
          <table:table-cell office:value-type="float" office:value="9000002063646" calcext:value-type="float">
            <text:p>9000002063646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599265" calcext:value-type="float">
            <text:p>1599265</text:p>
          </table:table-cell>
          <table:table-cell office:value-type="float" office:value="9000002067163" calcext:value-type="float">
            <text:p>9000002067163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600123" calcext:value-type="float">
            <text:p>1600123</text:p>
          </table:table-cell>
          <table:table-cell office:value-type="float" office:value="9000002068337" calcext:value-type="float">
            <text:p>9000002068337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617514" calcext:value-type="float">
            <text:p>1617514</text:p>
          </table:table-cell>
          <table:table-cell office:value-type="float" office:value="9000002116120" calcext:value-type="float">
            <text:p>900000211612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623987" calcext:value-type="float">
            <text:p>1623987</text:p>
          </table:table-cell>
          <table:table-cell office:value-type="float" office:value="9000002136760" calcext:value-type="float">
            <text:p>900000213676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624055" calcext:value-type="float">
            <text:p>1624055</text:p>
          </table:table-cell>
          <table:table-cell office:value-type="float" office:value="9000002137446" calcext:value-type="float">
            <text:p>9000002137446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624253" calcext:value-type="float">
            <text:p>1624253</text:p>
          </table:table-cell>
          <table:table-cell office:value-type="float" office:value="9000002138221" calcext:value-type="float">
            <text:p>9000002138221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624328" calcext:value-type="float">
            <text:p>1624328</text:p>
          </table:table-cell>
          <table:table-cell office:value-type="float" office:value="9000002138870" calcext:value-type="float">
            <text:p>900000213887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624353" calcext:value-type="float">
            <text:p>1624353</text:p>
          </table:table-cell>
          <table:table-cell office:value-type="float" office:value="9000002139129" calcext:value-type="float">
            <text:p>9000002139129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625276" calcext:value-type="float">
            <text:p>1625276</text:p>
          </table:table-cell>
          <table:table-cell office:value-type="float" office:value="9000002142969" calcext:value-type="float">
            <text:p>9000002142969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625277" calcext:value-type="float">
            <text:p>1625277</text:p>
          </table:table-cell>
          <table:table-cell office:value-type="float" office:value="9000002142976" calcext:value-type="float">
            <text:p>9000002142976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625284" calcext:value-type="float">
            <text:p>1625284</text:p>
          </table:table-cell>
          <table:table-cell office:value-type="float" office:value="9000002143041" calcext:value-type="float">
            <text:p>9000002143041</text:p>
          </table:table-cell>
          <table:table-cell office:value-type="string" calcext:value-type="string">
            <text:p>2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625301" calcext:value-type="float">
            <text:p>1625301</text:p>
          </table:table-cell>
          <table:table-cell office:value-type="float" office:value="9000002143218" calcext:value-type="float">
            <text:p>9000002143218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629207" calcext:value-type="float">
            <text:p>1629207</text:p>
          </table:table-cell>
          <table:table-cell office:value-type="float" office:value="9000002159967" calcext:value-type="float">
            <text:p>9000002159967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635633" calcext:value-type="float">
            <text:p>1635633</text:p>
          </table:table-cell>
          <table:table-cell office:value-type="float" office:value="9000002190434" calcext:value-type="float">
            <text:p>900000219043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647301" calcext:value-type="float">
            <text:p>1647301</text:p>
          </table:table-cell>
          <table:table-cell office:value-type="float" office:value="9000002230031" calcext:value-type="float">
            <text:p>9000002230031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674396" calcext:value-type="float">
            <text:p>1674396</text:p>
          </table:table-cell>
          <table:table-cell office:value-type="float" office:value="9000002284836" calcext:value-type="float">
            <text:p>9000002284836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674400" calcext:value-type="float">
            <text:p>1674400</text:p>
          </table:table-cell>
          <table:table-cell office:value-type="float" office:value="9000002284874" calcext:value-type="float">
            <text:p>900000228487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674415" calcext:value-type="float">
            <text:p>1674415</text:p>
          </table:table-cell>
          <table:table-cell office:value-type="float" office:value="9000002285024" calcext:value-type="float">
            <text:p>900000228502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674418" calcext:value-type="float">
            <text:p>1674418</text:p>
          </table:table-cell>
          <table:table-cell office:value-type="float" office:value="9000002285055" calcext:value-type="float">
            <text:p>9000002285055</text:p>
          </table:table-cell>
          <table:table-cell office:value-type="string" calcext:value-type="string">
            <text:p>2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674435" calcext:value-type="float">
            <text:p>1674435</text:p>
          </table:table-cell>
          <table:table-cell office:value-type="float" office:value="9000002285222" calcext:value-type="float">
            <text:p>9000002285222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681194" calcext:value-type="float">
            <text:p>1681194</text:p>
          </table:table-cell>
          <table:table-cell office:value-type="float" office:value="9000002314496" calcext:value-type="float">
            <text:p>9000002314496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681209" calcext:value-type="float">
            <text:p>1681209</text:p>
          </table:table-cell>
          <table:table-cell office:value-type="float" office:value="9000002314649" calcext:value-type="float">
            <text:p>9000002314649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682500" calcext:value-type="float">
            <text:p>1682500</text:p>
          </table:table-cell>
          <table:table-cell office:value-type="float" office:value="9000002320022" calcext:value-type="float">
            <text:p>9000002320022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695083" calcext:value-type="float">
            <text:p>1695083</text:p>
          </table:table-cell>
          <table:table-cell office:value-type="float" office:value="9000002381931" calcext:value-type="float">
            <text:p>9000002381931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695089" calcext:value-type="float">
            <text:p>1695089</text:p>
          </table:table-cell>
          <table:table-cell office:value-type="float" office:value="9000002381979" calcext:value-type="float">
            <text:p>9000002381979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695204" calcext:value-type="float">
            <text:p>1695204</text:p>
          </table:table-cell>
          <table:table-cell office:value-type="float" office:value="9000002382662" calcext:value-type="float">
            <text:p>9000002382662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695234" calcext:value-type="float">
            <text:p>1695234</text:p>
          </table:table-cell>
          <table:table-cell office:value-type="float" office:value="9000002382921" calcext:value-type="float">
            <text:p>9000002382921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695239" calcext:value-type="float">
            <text:p>1695239</text:p>
          </table:table-cell>
          <table:table-cell office:value-type="float" office:value="9000002382976" calcext:value-type="float">
            <text:p>9000002382976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696576" calcext:value-type="float">
            <text:p>1696576</text:p>
          </table:table-cell>
          <table:table-cell office:value-type="float" office:value="9000002389692" calcext:value-type="float">
            <text:p>9000002389692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699548" calcext:value-type="float">
            <text:p>1699548</text:p>
          </table:table-cell>
          <table:table-cell office:value-type="float" office:value="9000002398991" calcext:value-type="float">
            <text:p>9000002398991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699554" calcext:value-type="float">
            <text:p>1699554</text:p>
          </table:table-cell>
          <table:table-cell office:value-type="float" office:value="9000002399042" calcext:value-type="float">
            <text:p>9000002399042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700004" calcext:value-type="float">
            <text:p>1700004</text:p>
          </table:table-cell>
          <table:table-cell office:value-type="float" office:value="9000002400533" calcext:value-type="float">
            <text:p>9000002400533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700294" calcext:value-type="float">
            <text:p>1700294</text:p>
          </table:table-cell>
          <table:table-cell office:value-type="float" office:value="9000002401493" calcext:value-type="float">
            <text:p>9000002401493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700299" calcext:value-type="float">
            <text:p>1700299</text:p>
          </table:table-cell>
          <table:table-cell office:value-type="float" office:value="9000002401530" calcext:value-type="float">
            <text:p>900000240153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700353" calcext:value-type="float">
            <text:p>1700353</text:p>
          </table:table-cell>
          <table:table-cell office:value-type="float" office:value="9000002401646" calcext:value-type="float">
            <text:p>9000002401646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702030" calcext:value-type="float">
            <text:p>1702030</text:p>
          </table:table-cell>
          <table:table-cell office:value-type="float" office:value="9000002406269" calcext:value-type="float">
            <text:p>9000002406269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703965" calcext:value-type="float">
            <text:p>1703965</text:p>
          </table:table-cell>
          <table:table-cell office:value-type="float" office:value="9000002411034" calcext:value-type="float">
            <text:p>900000241103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704135" calcext:value-type="float">
            <text:p>1704135</text:p>
          </table:table-cell>
          <table:table-cell office:value-type="float" office:value="9000002411720" calcext:value-type="float">
            <text:p>900000241172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706301" calcext:value-type="float">
            <text:p>1706301</text:p>
          </table:table-cell>
          <table:table-cell office:value-type="float" office:value="9000002420418" calcext:value-type="float">
            <text:p>9000002420418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769292" calcext:value-type="float">
            <text:p>1769292</text:p>
          </table:table-cell>
          <table:table-cell office:value-type="float" office:value="9000003013275" calcext:value-type="float">
            <text:p>9000003013275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774008" calcext:value-type="float">
            <text:p>1774008</text:p>
          </table:table-cell>
          <table:table-cell office:value-type="float" office:value="9000003023410" calcext:value-type="float">
            <text:p>900000302341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775115" calcext:value-type="float">
            <text:p>1775115</text:p>
          </table:table-cell>
          <table:table-cell office:value-type="float" office:value="9000003030418" calcext:value-type="float">
            <text:p>9000003030418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779238" calcext:value-type="float">
            <text:p>1779238</text:p>
          </table:table-cell>
          <table:table-cell office:value-type="float" office:value="9000003051376" calcext:value-type="float">
            <text:p>9000003051376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783923" calcext:value-type="float">
            <text:p>1783923</text:p>
          </table:table-cell>
          <table:table-cell office:value-type="float" office:value="9000003070414" calcext:value-type="float">
            <text:p>900000307041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784061" calcext:value-type="float">
            <text:p>1784061</text:p>
          </table:table-cell>
          <table:table-cell office:value-type="float" office:value="9000003070810" calcext:value-type="float">
            <text:p>900000307081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786230" calcext:value-type="float">
            <text:p>1786230</text:p>
          </table:table-cell>
          <table:table-cell office:value-type="float" office:value="9000003079547" calcext:value-type="float">
            <text:p>9000003079547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786988" calcext:value-type="float">
            <text:p>1786988</text:p>
          </table:table-cell>
          <table:table-cell office:value-type="float" office:value="9000003084626" calcext:value-type="float">
            <text:p>9000003084626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796929" calcext:value-type="float">
            <text:p>1796929</text:p>
          </table:table-cell>
          <table:table-cell office:value-type="float" office:value="9000003126289" calcext:value-type="float">
            <text:p>9000003126289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797475" calcext:value-type="float">
            <text:p>1797475</text:p>
          </table:table-cell>
          <table:table-cell office:value-type="float" office:value="9000003128337" calcext:value-type="float">
            <text:p>9000003128337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804602" calcext:value-type="float">
            <text:p>1804602</text:p>
          </table:table-cell>
          <table:table-cell office:value-type="float" office:value="9000003186832" calcext:value-type="float">
            <text:p>9000003186832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822760" calcext:value-type="float">
            <text:p>1822760</text:p>
          </table:table-cell>
          <table:table-cell office:value-type="float" office:value="9000003265230" calcext:value-type="float">
            <text:p>900000326523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69" calcext:value-type="float">
            <text:p>10048369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2</text:p>
          </table:table-cell>
          <table:table-cell office:value-type="float" office:value="1828068" calcext:value-type="float">
            <text:p>1828068</text:p>
          </table:table-cell>
          <table:table-cell office:value-type="float" office:value="9000003280028" calcext:value-type="float">
            <text:p>9000003280028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593745" calcext:value-type="float">
            <text:p>1593745</text:p>
          </table:table-cell>
          <table:table-cell office:value-type="float" office:value="9000002058208" calcext:value-type="float">
            <text:p>9000002058208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599576" calcext:value-type="float">
            <text:p>1599576</text:p>
          </table:table-cell>
          <table:table-cell office:value-type="float" office:value="9000002067491" calcext:value-type="float">
            <text:p>9000002067491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603202" calcext:value-type="float">
            <text:p>1603202</text:p>
          </table:table-cell>
          <table:table-cell office:value-type="float" office:value="9000002072181" calcext:value-type="float">
            <text:p>9000002072181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603203" calcext:value-type="float">
            <text:p>1603203</text:p>
          </table:table-cell>
          <table:table-cell office:value-type="float" office:value="9000002072198" calcext:value-type="float">
            <text:p>9000002072198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603206" calcext:value-type="float">
            <text:p>1603206</text:p>
          </table:table-cell>
          <table:table-cell office:value-type="float" office:value="9000002072228" calcext:value-type="float">
            <text:p>9000002072228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605458" calcext:value-type="float">
            <text:p>1605458</text:p>
          </table:table-cell>
          <table:table-cell office:value-type="float" office:value="9000002078039" calcext:value-type="float">
            <text:p>9000002078039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608511" calcext:value-type="float">
            <text:p>1608511</text:p>
          </table:table-cell>
          <table:table-cell office:value-type="float" office:value="9000002086669" calcext:value-type="float">
            <text:p>9000002086669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624001" calcext:value-type="float">
            <text:p>1624001</text:p>
          </table:table-cell>
          <table:table-cell office:value-type="float" office:value="9000002136906" calcext:value-type="float">
            <text:p>9000002136906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624022" calcext:value-type="float">
            <text:p>1624022</text:p>
          </table:table-cell>
          <table:table-cell office:value-type="float" office:value="9000002137118" calcext:value-type="float">
            <text:p>9000002137118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624034" calcext:value-type="float">
            <text:p>1624034</text:p>
          </table:table-cell>
          <table:table-cell office:value-type="float" office:value="9000002137231" calcext:value-type="float">
            <text:p>9000002137231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624054" calcext:value-type="float">
            <text:p>1624054</text:p>
          </table:table-cell>
          <table:table-cell office:value-type="float" office:value="9000002137439" calcext:value-type="float">
            <text:p>9000002137439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624058" calcext:value-type="float">
            <text:p>1624058</text:p>
          </table:table-cell>
          <table:table-cell office:value-type="float" office:value="9000002137477" calcext:value-type="float">
            <text:p>9000002137477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624302" calcext:value-type="float">
            <text:p>1624302</text:p>
          </table:table-cell>
          <table:table-cell office:value-type="float" office:value="9000002138634" calcext:value-type="float">
            <text:p>900000213863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624320" calcext:value-type="float">
            <text:p>1624320</text:p>
          </table:table-cell>
          <table:table-cell office:value-type="float" office:value="9000002138795" calcext:value-type="float">
            <text:p>9000002138795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624329" calcext:value-type="float">
            <text:p>1624329</text:p>
          </table:table-cell>
          <table:table-cell office:value-type="float" office:value="9000002138887" calcext:value-type="float">
            <text:p>9000002138887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624337" calcext:value-type="float">
            <text:p>1624337</text:p>
          </table:table-cell>
          <table:table-cell office:value-type="float" office:value="9000002138962" calcext:value-type="float">
            <text:p>9000002138962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624340" calcext:value-type="float">
            <text:p>1624340</text:p>
          </table:table-cell>
          <table:table-cell office:value-type="float" office:value="9000002138993" calcext:value-type="float">
            <text:p>9000002138993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625284" calcext:value-type="float">
            <text:p>1625284</text:p>
          </table:table-cell>
          <table:table-cell office:value-type="float" office:value="9000002143041" calcext:value-type="float">
            <text:p>9000002143041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625308" calcext:value-type="float">
            <text:p>1625308</text:p>
          </table:table-cell>
          <table:table-cell office:value-type="float" office:value="9000002143287" calcext:value-type="float">
            <text:p>9000002143287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625415" calcext:value-type="float">
            <text:p>1625415</text:p>
          </table:table-cell>
          <table:table-cell office:value-type="float" office:value="9000002144093" calcext:value-type="float">
            <text:p>9000002144093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629423" calcext:value-type="float">
            <text:p>1629423</text:p>
          </table:table-cell>
          <table:table-cell office:value-type="float" office:value="9000002161076" calcext:value-type="float">
            <text:p>9000002161076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630711" calcext:value-type="float">
            <text:p>1630711</text:p>
          </table:table-cell>
          <table:table-cell office:value-type="float" office:value="9000002169072" calcext:value-type="float">
            <text:p>9000002169072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632082" calcext:value-type="float">
            <text:p>1632082</text:p>
          </table:table-cell>
          <table:table-cell office:value-type="float" office:value="9000002175295" calcext:value-type="float">
            <text:p>9000002175295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637359" calcext:value-type="float">
            <text:p>1637359</text:p>
          </table:table-cell>
          <table:table-cell office:value-type="float" office:value="9000002201567" calcext:value-type="float">
            <text:p>9000002201567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637360" calcext:value-type="float">
            <text:p>1637360</text:p>
          </table:table-cell>
          <table:table-cell office:value-type="float" office:value="9000002201574" calcext:value-type="float">
            <text:p>900000220157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637665" calcext:value-type="float">
            <text:p>1637665</text:p>
          </table:table-cell>
          <table:table-cell office:value-type="float" office:value="9000002202977" calcext:value-type="float">
            <text:p>9000002202977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641702" calcext:value-type="float">
            <text:p>1641702</text:p>
          </table:table-cell>
          <table:table-cell office:value-type="float" office:value="9000002219586" calcext:value-type="float">
            <text:p>9000002219586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674396" calcext:value-type="float">
            <text:p>1674396</text:p>
          </table:table-cell>
          <table:table-cell office:value-type="float" office:value="9000002284836" calcext:value-type="float">
            <text:p>9000002284836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695086" calcext:value-type="float">
            <text:p>1695086</text:p>
          </table:table-cell>
          <table:table-cell office:value-type="float" office:value="9000002381948" calcext:value-type="float">
            <text:p>9000002381948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695089" calcext:value-type="float">
            <text:p>1695089</text:p>
          </table:table-cell>
          <table:table-cell office:value-type="float" office:value="9000002381979" calcext:value-type="float">
            <text:p>9000002381979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695197" calcext:value-type="float">
            <text:p>1695197</text:p>
          </table:table-cell>
          <table:table-cell office:value-type="float" office:value="9000002382594" calcext:value-type="float">
            <text:p>900000238259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695205" calcext:value-type="float">
            <text:p>1695205</text:p>
          </table:table-cell>
          <table:table-cell office:value-type="float" office:value="9000002382679" calcext:value-type="float">
            <text:p>9000002382679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696930" calcext:value-type="float">
            <text:p>1696930</text:p>
          </table:table-cell>
          <table:table-cell office:value-type="float" office:value="9000002392487" calcext:value-type="float">
            <text:p>9000002392487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697094" calcext:value-type="float">
            <text:p>1697094</text:p>
          </table:table-cell>
          <table:table-cell office:value-type="float" office:value="9000002394023" calcext:value-type="float">
            <text:p>9000002394023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701670" calcext:value-type="float">
            <text:p>1701670</text:p>
          </table:table-cell>
          <table:table-cell office:value-type="float" office:value="9000002404746" calcext:value-type="float">
            <text:p>9000002404746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702202" calcext:value-type="float">
            <text:p>1702202</text:p>
          </table:table-cell>
          <table:table-cell office:value-type="float" office:value="9000002407099" calcext:value-type="float">
            <text:p>9000002407099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705326" calcext:value-type="float">
            <text:p>1705326</text:p>
          </table:table-cell>
          <table:table-cell office:value-type="float" office:value="9000002414103" calcext:value-type="float">
            <text:p>9000002414103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705535" calcext:value-type="float">
            <text:p>1705535</text:p>
          </table:table-cell>
          <table:table-cell office:value-type="float" office:value="9000002415315" calcext:value-type="float">
            <text:p>9000002415315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706346" calcext:value-type="float">
            <text:p>1706346</text:p>
          </table:table-cell>
          <table:table-cell office:value-type="float" office:value="9000002420630" calcext:value-type="float">
            <text:p>900000242063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721687" calcext:value-type="float">
            <text:p>1721687</text:p>
          </table:table-cell>
          <table:table-cell office:value-type="float" office:value="9000002566697" calcext:value-type="float">
            <text:p>9000002566697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771338" calcext:value-type="float">
            <text:p>1771338</text:p>
          </table:table-cell>
          <table:table-cell office:value-type="float" office:value="9000003018423" calcext:value-type="float">
            <text:p>9000003018423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774008" calcext:value-type="float">
            <text:p>1774008</text:p>
          </table:table-cell>
          <table:table-cell office:value-type="float" office:value="9000003023410" calcext:value-type="float">
            <text:p>900000302341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784056" calcext:value-type="float">
            <text:p>1784056</text:p>
          </table:table-cell>
          <table:table-cell office:value-type="float" office:value="9000003070766" calcext:value-type="float">
            <text:p>9000003070766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788094" calcext:value-type="float">
            <text:p>1788094</text:p>
          </table:table-cell>
          <table:table-cell office:value-type="float" office:value="9000003091006" calcext:value-type="float">
            <text:p>9000003091006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803967" calcext:value-type="float">
            <text:p>1803967</text:p>
          </table:table-cell>
          <table:table-cell office:value-type="float" office:value="9000003183268" calcext:value-type="float">
            <text:p>9000003183268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805427" calcext:value-type="float">
            <text:p>1805427</text:p>
          </table:table-cell>
          <table:table-cell office:value-type="float" office:value="9000003190679" calcext:value-type="float">
            <text:p>9000003190679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821021" calcext:value-type="float">
            <text:p>1821021</text:p>
          </table:table-cell>
          <table:table-cell office:value-type="float" office:value="9000003261379" calcext:value-type="float">
            <text:p>9000003261379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854395" calcext:value-type="float">
            <text:p>1854395</text:p>
          </table:table-cell>
          <table:table-cell office:value-type="float" office:value="9000003344423" calcext:value-type="float">
            <text:p>9000003344423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0" calcext:value-type="float">
            <text:p>10048370</text:p>
          </table:table-cell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KARAGANDA</text:p>
          </table:table-cell>
          <table:table-cell office:value-type="float" office:value="1854423" calcext:value-type="float">
            <text:p>1854423</text:p>
          </table:table-cell>
          <table:table-cell office:value-type="float" office:value="9000003344645" calcext:value-type="float">
            <text:p>9000003344645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1" calcext:value-type="float">
            <text:p>10048371</text:p>
          </table:table-cell>
          <table:table-cell office:value-type="float" office:value="2349" calcext:value-type="float">
            <text:p>23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OZKEMEN ADK</text:p>
          </table:table-cell>
          <table:table-cell office:value-type="float" office:value="1565997" calcext:value-type="float">
            <text:p>1565997</text:p>
          </table:table-cell>
          <table:table-cell office:value-type="float" office:value="9000001998246" calcext:value-type="float">
            <text:p>9000001998246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1" calcext:value-type="float">
            <text:p>10048371</text:p>
          </table:table-cell>
          <table:table-cell office:value-type="float" office:value="2349" calcext:value-type="float">
            <text:p>23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OZKEMEN ADK</text:p>
          </table:table-cell>
          <table:table-cell office:value-type="float" office:value="1617529" calcext:value-type="float">
            <text:p>1617529</text:p>
          </table:table-cell>
          <table:table-cell office:value-type="float" office:value="9000002116151" calcext:value-type="float">
            <text:p>9000002116151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1" calcext:value-type="float">
            <text:p>10048371</text:p>
          </table:table-cell>
          <table:table-cell office:value-type="float" office:value="2349" calcext:value-type="float">
            <text:p>23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OZKEMEN ADK</text:p>
          </table:table-cell>
          <table:table-cell office:value-type="float" office:value="1623987" calcext:value-type="float">
            <text:p>1623987</text:p>
          </table:table-cell>
          <table:table-cell office:value-type="float" office:value="9000002136760" calcext:value-type="float">
            <text:p>900000213676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1" calcext:value-type="float">
            <text:p>10048371</text:p>
          </table:table-cell>
          <table:table-cell office:value-type="float" office:value="2349" calcext:value-type="float">
            <text:p>23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OZKEMEN ADK</text:p>
          </table:table-cell>
          <table:table-cell office:value-type="float" office:value="1623991" calcext:value-type="float">
            <text:p>1623991</text:p>
          </table:table-cell>
          <table:table-cell office:value-type="float" office:value="9000002136807" calcext:value-type="float">
            <text:p>9000002136807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1" calcext:value-type="float">
            <text:p>10048371</text:p>
          </table:table-cell>
          <table:table-cell office:value-type="float" office:value="2349" calcext:value-type="float">
            <text:p>23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OZKEMEN ADK</text:p>
          </table:table-cell>
          <table:table-cell office:value-type="float" office:value="1624024" calcext:value-type="float">
            <text:p>1624024</text:p>
          </table:table-cell>
          <table:table-cell office:value-type="float" office:value="9000002137132" calcext:value-type="float">
            <text:p>9000002137132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1" calcext:value-type="float">
            <text:p>10048371</text:p>
          </table:table-cell>
          <table:table-cell office:value-type="float" office:value="2349" calcext:value-type="float">
            <text:p>23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OZKEMEN ADK</text:p>
          </table:table-cell>
          <table:table-cell office:value-type="float" office:value="1624330" calcext:value-type="float">
            <text:p>1624330</text:p>
          </table:table-cell>
          <table:table-cell office:value-type="float" office:value="9000002138894" calcext:value-type="float">
            <text:p>900000213889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1" calcext:value-type="float">
            <text:p>10048371</text:p>
          </table:table-cell>
          <table:table-cell office:value-type="float" office:value="2349" calcext:value-type="float">
            <text:p>23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OZKEMEN ADK</text:p>
          </table:table-cell>
          <table:table-cell office:value-type="float" office:value="1674397" calcext:value-type="float">
            <text:p>1674397</text:p>
          </table:table-cell>
          <table:table-cell office:value-type="float" office:value="9000002284843" calcext:value-type="float">
            <text:p>9000002284843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1" calcext:value-type="float">
            <text:p>10048371</text:p>
          </table:table-cell>
          <table:table-cell office:value-type="float" office:value="2349" calcext:value-type="float">
            <text:p>23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OZKEMEN ADK</text:p>
          </table:table-cell>
          <table:table-cell office:value-type="float" office:value="1674400" calcext:value-type="float">
            <text:p>1674400</text:p>
          </table:table-cell>
          <table:table-cell office:value-type="float" office:value="9000002284874" calcext:value-type="float">
            <text:p>900000228487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1" calcext:value-type="float">
            <text:p>10048371</text:p>
          </table:table-cell>
          <table:table-cell office:value-type="float" office:value="2349" calcext:value-type="float">
            <text:p>23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OZKEMEN ADK</text:p>
          </table:table-cell>
          <table:table-cell office:value-type="float" office:value="1701669" calcext:value-type="float">
            <text:p>1701669</text:p>
          </table:table-cell>
          <table:table-cell office:value-type="float" office:value="9000002404739" calcext:value-type="float">
            <text:p>9000002404739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1" calcext:value-type="float">
            <text:p>10048371</text:p>
          </table:table-cell>
          <table:table-cell office:value-type="float" office:value="2349" calcext:value-type="float">
            <text:p>23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OZKEMEN ADK</text:p>
          </table:table-cell>
          <table:table-cell office:value-type="float" office:value="1788093" calcext:value-type="float">
            <text:p>1788093</text:p>
          </table:table-cell>
          <table:table-cell office:value-type="float" office:value="9000003090993" calcext:value-type="float">
            <text:p>9000003090993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1" calcext:value-type="float">
            <text:p>10048371</text:p>
          </table:table-cell>
          <table:table-cell office:value-type="float" office:value="2349" calcext:value-type="float">
            <text:p>23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OZKEMEN ADK</text:p>
          </table:table-cell>
          <table:table-cell office:value-type="float" office:value="1806332" calcext:value-type="float">
            <text:p>1806332</text:p>
          </table:table-cell>
          <table:table-cell office:value-type="float" office:value="9000003193564" calcext:value-type="float">
            <text:p>900000319356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2" calcext:value-type="float">
            <text:p>10048372</text:p>
          </table:table-cell>
          <table:table-cell office:value-type="float" office:value="2363" calcext:value-type="float">
            <text:p>2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3</text:p>
          </table:table-cell>
          <table:table-cell office:value-type="float" office:value="1594050" calcext:value-type="float">
            <text:p>1594050</text:p>
          </table:table-cell>
          <table:table-cell office:value-type="float" office:value="9000002058734" calcext:value-type="float">
            <text:p>9000002058734</text:p>
          </table:table-cell>
          <table:table-cell office:value-type="string" calcext:value-type="string">
            <text:p>2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2" calcext:value-type="float">
            <text:p>10048372</text:p>
          </table:table-cell>
          <table:table-cell office:value-type="float" office:value="2363" calcext:value-type="float">
            <text:p>2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3</text:p>
          </table:table-cell>
          <table:table-cell office:value-type="float" office:value="1603206" calcext:value-type="float">
            <text:p>1603206</text:p>
          </table:table-cell>
          <table:table-cell office:value-type="float" office:value="9000002072228" calcext:value-type="float">
            <text:p>9000002072228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2" calcext:value-type="float">
            <text:p>10048372</text:p>
          </table:table-cell>
          <table:table-cell office:value-type="float" office:value="2363" calcext:value-type="float">
            <text:p>2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3</text:p>
          </table:table-cell>
          <table:table-cell office:value-type="float" office:value="1624038" calcext:value-type="float">
            <text:p>1624038</text:p>
          </table:table-cell>
          <table:table-cell office:value-type="float" office:value="9000002137279" calcext:value-type="float">
            <text:p>9000002137279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2" calcext:value-type="float">
            <text:p>10048372</text:p>
          </table:table-cell>
          <table:table-cell office:value-type="float" office:value="2363" calcext:value-type="float">
            <text:p>2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3</text:p>
          </table:table-cell>
          <table:table-cell office:value-type="float" office:value="1624235" calcext:value-type="float">
            <text:p>1624235</text:p>
          </table:table-cell>
          <table:table-cell office:value-type="float" office:value="9000002138085" calcext:value-type="float">
            <text:p>9000002138085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2" calcext:value-type="float">
            <text:p>10048372</text:p>
          </table:table-cell>
          <table:table-cell office:value-type="float" office:value="2363" calcext:value-type="float">
            <text:p>2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3</text:p>
          </table:table-cell>
          <table:table-cell office:value-type="float" office:value="1624285" calcext:value-type="float">
            <text:p>1624285</text:p>
          </table:table-cell>
          <table:table-cell office:value-type="float" office:value="9000002138542" calcext:value-type="float">
            <text:p>9000002138542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2" calcext:value-type="float">
            <text:p>10048372</text:p>
          </table:table-cell>
          <table:table-cell office:value-type="float" office:value="2363" calcext:value-type="float">
            <text:p>2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3</text:p>
          </table:table-cell>
          <table:table-cell office:value-type="float" office:value="1624286" calcext:value-type="float">
            <text:p>1624286</text:p>
          </table:table-cell>
          <table:table-cell office:value-type="float" office:value="9000002138559" calcext:value-type="float">
            <text:p>9000002138559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2" calcext:value-type="float">
            <text:p>10048372</text:p>
          </table:table-cell>
          <table:table-cell office:value-type="float" office:value="2363" calcext:value-type="float">
            <text:p>2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3</text:p>
          </table:table-cell>
          <table:table-cell office:value-type="float" office:value="1624328" calcext:value-type="float">
            <text:p>1624328</text:p>
          </table:table-cell>
          <table:table-cell office:value-type="float" office:value="9000002138870" calcext:value-type="float">
            <text:p>900000213887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2" calcext:value-type="float">
            <text:p>10048372</text:p>
          </table:table-cell>
          <table:table-cell office:value-type="float" office:value="2363" calcext:value-type="float">
            <text:p>2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3</text:p>
          </table:table-cell>
          <table:table-cell office:value-type="float" office:value="1624337" calcext:value-type="float">
            <text:p>1624337</text:p>
          </table:table-cell>
          <table:table-cell office:value-type="float" office:value="9000002138962" calcext:value-type="float">
            <text:p>9000002138962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2" calcext:value-type="float">
            <text:p>10048372</text:p>
          </table:table-cell>
          <table:table-cell office:value-type="float" office:value="2363" calcext:value-type="float">
            <text:p>2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3</text:p>
          </table:table-cell>
          <table:table-cell office:value-type="float" office:value="1624348" calcext:value-type="float">
            <text:p>1624348</text:p>
          </table:table-cell>
          <table:table-cell office:value-type="float" office:value="9000002139075" calcext:value-type="float">
            <text:p>9000002139075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2" calcext:value-type="float">
            <text:p>10048372</text:p>
          </table:table-cell>
          <table:table-cell office:value-type="float" office:value="2363" calcext:value-type="float">
            <text:p>2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3</text:p>
          </table:table-cell>
          <table:table-cell office:value-type="float" office:value="1625276" calcext:value-type="float">
            <text:p>1625276</text:p>
          </table:table-cell>
          <table:table-cell office:value-type="float" office:value="9000002142969" calcext:value-type="float">
            <text:p>9000002142969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2" calcext:value-type="float">
            <text:p>10048372</text:p>
          </table:table-cell>
          <table:table-cell office:value-type="float" office:value="2363" calcext:value-type="float">
            <text:p>2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3</text:p>
          </table:table-cell>
          <table:table-cell office:value-type="float" office:value="1630501" calcext:value-type="float">
            <text:p>1630501</text:p>
          </table:table-cell>
          <table:table-cell office:value-type="float" office:value="9000002167924" calcext:value-type="float">
            <text:p>900000216792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2" calcext:value-type="float">
            <text:p>10048372</text:p>
          </table:table-cell>
          <table:table-cell office:value-type="float" office:value="2363" calcext:value-type="float">
            <text:p>2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3</text:p>
          </table:table-cell>
          <table:table-cell office:value-type="float" office:value="1637358" calcext:value-type="float">
            <text:p>1637358</text:p>
          </table:table-cell>
          <table:table-cell office:value-type="float" office:value="9000002201550" calcext:value-type="float">
            <text:p>900000220155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2" calcext:value-type="float">
            <text:p>10048372</text:p>
          </table:table-cell>
          <table:table-cell office:value-type="float" office:value="2363" calcext:value-type="float">
            <text:p>2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3</text:p>
          </table:table-cell>
          <table:table-cell office:value-type="float" office:value="1637659" calcext:value-type="float">
            <text:p>1637659</text:p>
          </table:table-cell>
          <table:table-cell office:value-type="float" office:value="9000002202915" calcext:value-type="float">
            <text:p>9000002202915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2" calcext:value-type="float">
            <text:p>10048372</text:p>
          </table:table-cell>
          <table:table-cell office:value-type="float" office:value="2363" calcext:value-type="float">
            <text:p>2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3</text:p>
          </table:table-cell>
          <table:table-cell office:value-type="float" office:value="1655034" calcext:value-type="float">
            <text:p>1655034</text:p>
          </table:table-cell>
          <table:table-cell office:value-type="float" office:value="9000002243642" calcext:value-type="float">
            <text:p>9000002243642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2" calcext:value-type="float">
            <text:p>10048372</text:p>
          </table:table-cell>
          <table:table-cell office:value-type="float" office:value="2363" calcext:value-type="float">
            <text:p>2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3</text:p>
          </table:table-cell>
          <table:table-cell office:value-type="float" office:value="1674396" calcext:value-type="float">
            <text:p>1674396</text:p>
          </table:table-cell>
          <table:table-cell office:value-type="float" office:value="9000002284836" calcext:value-type="float">
            <text:p>9000002284836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2" calcext:value-type="float">
            <text:p>10048372</text:p>
          </table:table-cell>
          <table:table-cell office:value-type="float" office:value="2363" calcext:value-type="float">
            <text:p>2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3</text:p>
          </table:table-cell>
          <table:table-cell office:value-type="float" office:value="1674398" calcext:value-type="float">
            <text:p>1674398</text:p>
          </table:table-cell>
          <table:table-cell office:value-type="float" office:value="9000002284850" calcext:value-type="float">
            <text:p>900000228485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2" calcext:value-type="float">
            <text:p>10048372</text:p>
          </table:table-cell>
          <table:table-cell office:value-type="float" office:value="2363" calcext:value-type="float">
            <text:p>2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3</text:p>
          </table:table-cell>
          <table:table-cell office:value-type="float" office:value="1695224" calcext:value-type="float">
            <text:p>1695224</text:p>
          </table:table-cell>
          <table:table-cell office:value-type="float" office:value="9000002382822" calcext:value-type="float">
            <text:p>9000002382822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2" calcext:value-type="float">
            <text:p>10048372</text:p>
          </table:table-cell>
          <table:table-cell office:value-type="float" office:value="2363" calcext:value-type="float">
            <text:p>2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3</text:p>
          </table:table-cell>
          <table:table-cell office:value-type="float" office:value="1699547" calcext:value-type="float">
            <text:p>1699547</text:p>
          </table:table-cell>
          <table:table-cell office:value-type="float" office:value="9000002398984" calcext:value-type="float">
            <text:p>900000239898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2" calcext:value-type="float">
            <text:p>10048372</text:p>
          </table:table-cell>
          <table:table-cell office:value-type="float" office:value="2363" calcext:value-type="float">
            <text:p>2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3</text:p>
          </table:table-cell>
          <table:table-cell office:value-type="float" office:value="1700303" calcext:value-type="float">
            <text:p>1700303</text:p>
          </table:table-cell>
          <table:table-cell office:value-type="float" office:value="9000002401554" calcext:value-type="float">
            <text:p>9000002401554</text:p>
          </table:table-cell>
          <table:table-cell office:value-type="string" calcext:value-type="string">
            <text:p>2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2" calcext:value-type="float">
            <text:p>10048372</text:p>
          </table:table-cell>
          <table:table-cell office:value-type="float" office:value="2363" calcext:value-type="float">
            <text:p>2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3</text:p>
          </table:table-cell>
          <table:table-cell office:value-type="float" office:value="1700307" calcext:value-type="float">
            <text:p>1700307</text:p>
          </table:table-cell>
          <table:table-cell office:value-type="float" office:value="9000002401585" calcext:value-type="float">
            <text:p>9000002401585</text:p>
          </table:table-cell>
          <table:table-cell office:value-type="string" calcext:value-type="string">
            <text:p>2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2" calcext:value-type="float">
            <text:p>10048372</text:p>
          </table:table-cell>
          <table:table-cell office:value-type="float" office:value="2363" calcext:value-type="float">
            <text:p>2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3</text:p>
          </table:table-cell>
          <table:table-cell office:value-type="float" office:value="1702020" calcext:value-type="float">
            <text:p>1702020</text:p>
          </table:table-cell>
          <table:table-cell office:value-type="float" office:value="9000002406177" calcext:value-type="float">
            <text:p>9000002406177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2" calcext:value-type="float">
            <text:p>10048372</text:p>
          </table:table-cell>
          <table:table-cell office:value-type="float" office:value="2363" calcext:value-type="float">
            <text:p>2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3</text:p>
          </table:table-cell>
          <table:table-cell office:value-type="float" office:value="1702041" calcext:value-type="float">
            <text:p>1702041</text:p>
          </table:table-cell>
          <table:table-cell office:value-type="float" office:value="9000002406351" calcext:value-type="float">
            <text:p>9000002406351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2" calcext:value-type="float">
            <text:p>10048372</text:p>
          </table:table-cell>
          <table:table-cell office:value-type="float" office:value="2363" calcext:value-type="float">
            <text:p>2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3</text:p>
          </table:table-cell>
          <table:table-cell office:value-type="float" office:value="1703999" calcext:value-type="float">
            <text:p>1703999</text:p>
          </table:table-cell>
          <table:table-cell office:value-type="float" office:value="9000002411126" calcext:value-type="float">
            <text:p>9000002411126</text:p>
          </table:table-cell>
          <table:table-cell office:value-type="string" calcext:value-type="string">
            <text:p>2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2" calcext:value-type="float">
            <text:p>10048372</text:p>
          </table:table-cell>
          <table:table-cell office:value-type="float" office:value="2363" calcext:value-type="float">
            <text:p>2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3</text:p>
          </table:table-cell>
          <table:table-cell office:value-type="float" office:value="1705534" calcext:value-type="float">
            <text:p>1705534</text:p>
          </table:table-cell>
          <table:table-cell office:value-type="float" office:value="9000002415308" calcext:value-type="float">
            <text:p>9000002415308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2" calcext:value-type="float">
            <text:p>10048372</text:p>
          </table:table-cell>
          <table:table-cell office:value-type="float" office:value="2363" calcext:value-type="float">
            <text:p>2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3</text:p>
          </table:table-cell>
          <table:table-cell office:value-type="float" office:value="1769287" calcext:value-type="float">
            <text:p>1769287</text:p>
          </table:table-cell>
          <table:table-cell office:value-type="float" office:value="9000003013220" calcext:value-type="float">
            <text:p>900000301322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2" calcext:value-type="float">
            <text:p>10048372</text:p>
          </table:table-cell>
          <table:table-cell office:value-type="float" office:value="2363" calcext:value-type="float">
            <text:p>2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3</text:p>
          </table:table-cell>
          <table:table-cell office:value-type="float" office:value="1779250" calcext:value-type="float">
            <text:p>1779250</text:p>
          </table:table-cell>
          <table:table-cell office:value-type="float" office:value="9000003051390" calcext:value-type="float">
            <text:p>900000305139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2" calcext:value-type="float">
            <text:p>10048372</text:p>
          </table:table-cell>
          <table:table-cell office:value-type="float" office:value="2363" calcext:value-type="float">
            <text:p>2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3</text:p>
          </table:table-cell>
          <table:table-cell office:value-type="float" office:value="1796367" calcext:value-type="float">
            <text:p>1796367</text:p>
          </table:table-cell>
          <table:table-cell office:value-type="float" office:value="9000003125008" calcext:value-type="float">
            <text:p>9000003125008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2" calcext:value-type="float">
            <text:p>10048372</text:p>
          </table:table-cell>
          <table:table-cell office:value-type="float" office:value="2363" calcext:value-type="float">
            <text:p>2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3</text:p>
          </table:table-cell>
          <table:table-cell office:value-type="float" office:value="1804720" calcext:value-type="float">
            <text:p>1804720</text:p>
          </table:table-cell>
          <table:table-cell office:value-type="float" office:value="9000003187372" calcext:value-type="float">
            <text:p>9000003187372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2" calcext:value-type="float">
            <text:p>10048372</text:p>
          </table:table-cell>
          <table:table-cell office:value-type="float" office:value="2363" calcext:value-type="float">
            <text:p>2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LMAATA MEGA 3</text:p>
          </table:table-cell>
          <table:table-cell office:value-type="float" office:value="1854428" calcext:value-type="float">
            <text:p>1854428</text:p>
          </table:table-cell>
          <table:table-cell office:value-type="float" office:value="9000003344690" calcext:value-type="float">
            <text:p>900000334469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3" calcext:value-type="float">
            <text:p>10048373</text:p>
          </table:table-cell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AU</text:p>
          </table:table-cell>
          <table:table-cell office:value-type="float" office:value="1420342" calcext:value-type="float">
            <text:p>1420342</text:p>
          </table:table-cell>
          <table:table-cell office:value-type="float" office:value="9000001690645" calcext:value-type="float">
            <text:p>9000001690645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3" calcext:value-type="float">
            <text:p>10048373</text:p>
          </table:table-cell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AU</text:p>
          </table:table-cell>
          <table:table-cell office:value-type="float" office:value="1593779" calcext:value-type="float">
            <text:p>1593779</text:p>
          </table:table-cell>
          <table:table-cell office:value-type="float" office:value="9000002058253" calcext:value-type="float">
            <text:p>9000002058253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3" calcext:value-type="float">
            <text:p>10048373</text:p>
          </table:table-cell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AU</text:p>
          </table:table-cell>
          <table:table-cell office:value-type="float" office:value="1593987" calcext:value-type="float">
            <text:p>1593987</text:p>
          </table:table-cell>
          <table:table-cell office:value-type="float" office:value="9000002058598" calcext:value-type="float">
            <text:p>9000002058598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3" calcext:value-type="float">
            <text:p>10048373</text:p>
          </table:table-cell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AU</text:p>
          </table:table-cell>
          <table:table-cell office:value-type="float" office:value="1598968" calcext:value-type="float">
            <text:p>1598968</text:p>
          </table:table-cell>
          <table:table-cell office:value-type="float" office:value="9000002066739" calcext:value-type="float">
            <text:p>9000002066739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3" calcext:value-type="float">
            <text:p>10048373</text:p>
          </table:table-cell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AU</text:p>
          </table:table-cell>
          <table:table-cell office:value-type="float" office:value="1604396" calcext:value-type="float">
            <text:p>1604396</text:p>
          </table:table-cell>
          <table:table-cell office:value-type="float" office:value="9000002075717" calcext:value-type="float">
            <text:p>9000002075717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3" calcext:value-type="float">
            <text:p>10048373</text:p>
          </table:table-cell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AU</text:p>
          </table:table-cell>
          <table:table-cell office:value-type="float" office:value="1605570" calcext:value-type="float">
            <text:p>1605570</text:p>
          </table:table-cell>
          <table:table-cell office:value-type="float" office:value="9000002078206" calcext:value-type="float">
            <text:p>9000002078206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3" calcext:value-type="float">
            <text:p>10048373</text:p>
          </table:table-cell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AU</text:p>
          </table:table-cell>
          <table:table-cell office:value-type="float" office:value="1610567" calcext:value-type="float">
            <text:p>1610567</text:p>
          </table:table-cell>
          <table:table-cell office:value-type="float" office:value="9000002093483" calcext:value-type="float">
            <text:p>9000002093483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3" calcext:value-type="float">
            <text:p>10048373</text:p>
          </table:table-cell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AU</text:p>
          </table:table-cell>
          <table:table-cell office:value-type="float" office:value="1623988" calcext:value-type="float">
            <text:p>1623988</text:p>
          </table:table-cell>
          <table:table-cell office:value-type="float" office:value="9000002136777" calcext:value-type="float">
            <text:p>9000002136777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3" calcext:value-type="float">
            <text:p>10048373</text:p>
          </table:table-cell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AU</text:p>
          </table:table-cell>
          <table:table-cell office:value-type="float" office:value="1624312" calcext:value-type="float">
            <text:p>1624312</text:p>
          </table:table-cell>
          <table:table-cell office:value-type="float" office:value="9000002138719" calcext:value-type="float">
            <text:p>9000002138719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3" calcext:value-type="float">
            <text:p>10048373</text:p>
          </table:table-cell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AU</text:p>
          </table:table-cell>
          <table:table-cell office:value-type="float" office:value="1624337" calcext:value-type="float">
            <text:p>1624337</text:p>
          </table:table-cell>
          <table:table-cell office:value-type="float" office:value="9000002138962" calcext:value-type="float">
            <text:p>9000002138962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3" calcext:value-type="float">
            <text:p>10048373</text:p>
          </table:table-cell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AU</text:p>
          </table:table-cell>
          <table:table-cell office:value-type="float" office:value="1625304" calcext:value-type="float">
            <text:p>1625304</text:p>
          </table:table-cell>
          <table:table-cell office:value-type="float" office:value="9000002143249" calcext:value-type="float">
            <text:p>9000002143249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3" calcext:value-type="float">
            <text:p>10048373</text:p>
          </table:table-cell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AU</text:p>
          </table:table-cell>
          <table:table-cell office:value-type="float" office:value="1625692" calcext:value-type="float">
            <text:p>1625692</text:p>
          </table:table-cell>
          <table:table-cell office:value-type="float" office:value="9000002145809" calcext:value-type="float">
            <text:p>9000002145809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3" calcext:value-type="float">
            <text:p>10048373</text:p>
          </table:table-cell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AU</text:p>
          </table:table-cell>
          <table:table-cell office:value-type="float" office:value="1630501" calcext:value-type="float">
            <text:p>1630501</text:p>
          </table:table-cell>
          <table:table-cell office:value-type="float" office:value="9000002167924" calcext:value-type="float">
            <text:p>900000216792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3" calcext:value-type="float">
            <text:p>10048373</text:p>
          </table:table-cell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AU</text:p>
          </table:table-cell>
          <table:table-cell office:value-type="float" office:value="1638805" calcext:value-type="float">
            <text:p>1638805</text:p>
          </table:table-cell>
          <table:table-cell office:value-type="float" office:value="9000002207217" calcext:value-type="float">
            <text:p>9000002207217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3" calcext:value-type="float">
            <text:p>10048373</text:p>
          </table:table-cell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AU</text:p>
          </table:table-cell>
          <table:table-cell office:value-type="float" office:value="1641699" calcext:value-type="float">
            <text:p>1641699</text:p>
          </table:table-cell>
          <table:table-cell office:value-type="float" office:value="9000002219555" calcext:value-type="float">
            <text:p>9000002219555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3" calcext:value-type="float">
            <text:p>10048373</text:p>
          </table:table-cell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AU</text:p>
          </table:table-cell>
          <table:table-cell office:value-type="float" office:value="1641705" calcext:value-type="float">
            <text:p>1641705</text:p>
          </table:table-cell>
          <table:table-cell office:value-type="float" office:value="9000002219616" calcext:value-type="float">
            <text:p>9000002219616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3" calcext:value-type="float">
            <text:p>10048373</text:p>
          </table:table-cell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AU</text:p>
          </table:table-cell>
          <table:table-cell office:value-type="float" office:value="1673605" calcext:value-type="float">
            <text:p>1673605</text:p>
          </table:table-cell>
          <table:table-cell office:value-type="float" office:value="9000002280685" calcext:value-type="float">
            <text:p>9000002280685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3" calcext:value-type="float">
            <text:p>10048373</text:p>
          </table:table-cell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AU</text:p>
          </table:table-cell>
          <table:table-cell office:value-type="float" office:value="1673619" calcext:value-type="float">
            <text:p>1673619</text:p>
          </table:table-cell>
          <table:table-cell office:value-type="float" office:value="9000002280821" calcext:value-type="float">
            <text:p>9000002280821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3" calcext:value-type="float">
            <text:p>10048373</text:p>
          </table:table-cell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AU</text:p>
          </table:table-cell>
          <table:table-cell office:value-type="float" office:value="1673654" calcext:value-type="float">
            <text:p>1673654</text:p>
          </table:table-cell>
          <table:table-cell office:value-type="float" office:value="9000002281170" calcext:value-type="float">
            <text:p>900000228117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3" calcext:value-type="float">
            <text:p>10048373</text:p>
          </table:table-cell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AU</text:p>
          </table:table-cell>
          <table:table-cell office:value-type="float" office:value="1682512" calcext:value-type="float">
            <text:p>1682512</text:p>
          </table:table-cell>
          <table:table-cell office:value-type="float" office:value="9000002320145" calcext:value-type="float">
            <text:p>9000002320145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3" calcext:value-type="float">
            <text:p>10048373</text:p>
          </table:table-cell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AU</text:p>
          </table:table-cell>
          <table:table-cell office:value-type="float" office:value="1687847" calcext:value-type="float">
            <text:p>1687847</text:p>
          </table:table-cell>
          <table:table-cell office:value-type="float" office:value="9000002340341" calcext:value-type="float">
            <text:p>9000002340341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3" calcext:value-type="float">
            <text:p>10048373</text:p>
          </table:table-cell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AU</text:p>
          </table:table-cell>
          <table:table-cell office:value-type="float" office:value="1692536" calcext:value-type="float">
            <text:p>1692536</text:p>
          </table:table-cell>
          <table:table-cell office:value-type="float" office:value="9000002363029" calcext:value-type="float">
            <text:p>9000002363029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3" calcext:value-type="float">
            <text:p>10048373</text:p>
          </table:table-cell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AU</text:p>
          </table:table-cell>
          <table:table-cell office:value-type="float" office:value="1696576" calcext:value-type="float">
            <text:p>1696576</text:p>
          </table:table-cell>
          <table:table-cell office:value-type="float" office:value="9000002389692" calcext:value-type="float">
            <text:p>9000002389692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3" calcext:value-type="float">
            <text:p>10048373</text:p>
          </table:table-cell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AU</text:p>
          </table:table-cell>
          <table:table-cell office:value-type="float" office:value="1697071" calcext:value-type="float">
            <text:p>1697071</text:p>
          </table:table-cell>
          <table:table-cell office:value-type="float" office:value="9000002393897" calcext:value-type="float">
            <text:p>9000002393897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3" calcext:value-type="float">
            <text:p>10048373</text:p>
          </table:table-cell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AU</text:p>
          </table:table-cell>
          <table:table-cell office:value-type="float" office:value="1697094" calcext:value-type="float">
            <text:p>1697094</text:p>
          </table:table-cell>
          <table:table-cell office:value-type="float" office:value="9000002394023" calcext:value-type="float">
            <text:p>9000002394023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3" calcext:value-type="float">
            <text:p>10048373</text:p>
          </table:table-cell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AU</text:p>
          </table:table-cell>
          <table:table-cell office:value-type="float" office:value="1704030" calcext:value-type="float">
            <text:p>1704030</text:p>
          </table:table-cell>
          <table:table-cell office:value-type="float" office:value="9000002411379" calcext:value-type="float">
            <text:p>9000002411379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3" calcext:value-type="float">
            <text:p>10048373</text:p>
          </table:table-cell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AU</text:p>
          </table:table-cell>
          <table:table-cell office:value-type="float" office:value="1705905" calcext:value-type="float">
            <text:p>1705905</text:p>
          </table:table-cell>
          <table:table-cell office:value-type="float" office:value="9000002417968" calcext:value-type="float">
            <text:p>9000002417968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3" calcext:value-type="float">
            <text:p>10048373</text:p>
          </table:table-cell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AU</text:p>
          </table:table-cell>
          <table:table-cell office:value-type="float" office:value="1706301" calcext:value-type="float">
            <text:p>1706301</text:p>
          </table:table-cell>
          <table:table-cell office:value-type="float" office:value="9000002420418" calcext:value-type="float">
            <text:p>9000002420418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3" calcext:value-type="float">
            <text:p>10048373</text:p>
          </table:table-cell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AU</text:p>
          </table:table-cell>
          <table:table-cell office:value-type="float" office:value="1769285" calcext:value-type="float">
            <text:p>1769285</text:p>
          </table:table-cell>
          <table:table-cell office:value-type="float" office:value="9000003013206" calcext:value-type="float">
            <text:p>9000003013206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3" calcext:value-type="float">
            <text:p>10048373</text:p>
          </table:table-cell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AU</text:p>
          </table:table-cell>
          <table:table-cell office:value-type="float" office:value="1769288" calcext:value-type="float">
            <text:p>1769288</text:p>
          </table:table-cell>
          <table:table-cell office:value-type="float" office:value="9000003013237" calcext:value-type="float">
            <text:p>9000003013237</text:p>
          </table:table-cell>
          <table:table-cell office:value-type="string" calcext:value-type="string">
            <text:p>2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3" calcext:value-type="float">
            <text:p>10048373</text:p>
          </table:table-cell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AU</text:p>
          </table:table-cell>
          <table:table-cell office:value-type="float" office:value="1770163" calcext:value-type="float">
            <text:p>1770163</text:p>
          </table:table-cell>
          <table:table-cell office:value-type="float" office:value="9000003015804" calcext:value-type="float">
            <text:p>900000301580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3" calcext:value-type="float">
            <text:p>10048373</text:p>
          </table:table-cell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AU</text:p>
          </table:table-cell>
          <table:table-cell office:value-type="float" office:value="1783923" calcext:value-type="float">
            <text:p>1783923</text:p>
          </table:table-cell>
          <table:table-cell office:value-type="float" office:value="9000003070414" calcext:value-type="float">
            <text:p>900000307041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3" calcext:value-type="float">
            <text:p>10048373</text:p>
          </table:table-cell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AU</text:p>
          </table:table-cell>
          <table:table-cell office:value-type="float" office:value="1786986" calcext:value-type="float">
            <text:p>1786986</text:p>
          </table:table-cell>
          <table:table-cell office:value-type="float" office:value="9000003084602" calcext:value-type="float">
            <text:p>9000003084602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3" calcext:value-type="float">
            <text:p>10048373</text:p>
          </table:table-cell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AU</text:p>
          </table:table-cell>
          <table:table-cell office:value-type="float" office:value="1787031" calcext:value-type="float">
            <text:p>1787031</text:p>
          </table:table-cell>
          <table:table-cell office:value-type="float" office:value="9000003084923" calcext:value-type="float">
            <text:p>9000003084923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3" calcext:value-type="float">
            <text:p>10048373</text:p>
          </table:table-cell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AU</text:p>
          </table:table-cell>
          <table:table-cell office:value-type="float" office:value="1789605" calcext:value-type="float">
            <text:p>1789605</text:p>
          </table:table-cell>
          <table:table-cell office:value-type="float" office:value="9000003097947" calcext:value-type="float">
            <text:p>9000003097947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3" calcext:value-type="float">
            <text:p>10048373</text:p>
          </table:table-cell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AU</text:p>
          </table:table-cell>
          <table:table-cell office:value-type="float" office:value="1797475" calcext:value-type="float">
            <text:p>1797475</text:p>
          </table:table-cell>
          <table:table-cell office:value-type="float" office:value="9000003128337" calcext:value-type="float">
            <text:p>9000003128337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3" calcext:value-type="float">
            <text:p>10048373</text:p>
          </table:table-cell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AU</text:p>
          </table:table-cell>
          <table:table-cell office:value-type="float" office:value="1822885" calcext:value-type="float">
            <text:p>1822885</text:p>
          </table:table-cell>
          <table:table-cell office:value-type="float" office:value="9000003265889" calcext:value-type="float">
            <text:p>9000003265889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3" calcext:value-type="float">
            <text:p>10048373</text:p>
          </table:table-cell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AU</text:p>
          </table:table-cell>
          <table:table-cell office:value-type="float" office:value="1849894" calcext:value-type="float">
            <text:p>1849894</text:p>
          </table:table-cell>
          <table:table-cell office:value-type="float" office:value="9000003324081" calcext:value-type="float">
            <text:p>9000003324081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3" calcext:value-type="float">
            <text:p>10048373</text:p>
          </table:table-cell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AU</text:p>
          </table:table-cell>
          <table:table-cell office:value-type="float" office:value="1854396" calcext:value-type="float">
            <text:p>1854396</text:p>
          </table:table-cell>
          <table:table-cell office:value-type="float" office:value="9000003344430" calcext:value-type="float">
            <text:p>900000334443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3" calcext:value-type="float">
            <text:p>10048373</text:p>
          </table:table-cell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AU</text:p>
          </table:table-cell>
          <table:table-cell office:value-type="float" office:value="1854410" calcext:value-type="float">
            <text:p>1854410</text:p>
          </table:table-cell>
          <table:table-cell office:value-type="float" office:value="9000003344515" calcext:value-type="float">
            <text:p>9000003344515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3" calcext:value-type="float">
            <text:p>10048373</text:p>
          </table:table-cell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KTAU</text:p>
          </table:table-cell>
          <table:table-cell office:value-type="float" office:value="1854414" calcext:value-type="float">
            <text:p>1854414</text:p>
          </table:table-cell>
          <table:table-cell office:value-type="float" office:value="9000003344553" calcext:value-type="float">
            <text:p>9000003344553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4" calcext:value-type="float">
            <text:p>10048374</text:p>
          </table:table-cell>
          <table:table-cell office:value-type="float" office:value="2470" calcext:value-type="float">
            <text:p>2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TRAU</text:p>
          </table:table-cell>
          <table:table-cell office:value-type="float" office:value="1596824" calcext:value-type="float">
            <text:p>1596824</text:p>
          </table:table-cell>
          <table:table-cell office:value-type="float" office:value="9000002063639" calcext:value-type="float">
            <text:p>9000002063639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4" calcext:value-type="float">
            <text:p>10048374</text:p>
          </table:table-cell>
          <table:table-cell office:value-type="float" office:value="2470" calcext:value-type="float">
            <text:p>2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TRAU</text:p>
          </table:table-cell>
          <table:table-cell office:value-type="float" office:value="1617542" calcext:value-type="float">
            <text:p>1617542</text:p>
          </table:table-cell>
          <table:table-cell office:value-type="float" office:value="9000002116168" calcext:value-type="float">
            <text:p>9000002116168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4" calcext:value-type="float">
            <text:p>10048374</text:p>
          </table:table-cell>
          <table:table-cell office:value-type="float" office:value="2470" calcext:value-type="float">
            <text:p>2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TRAU</text:p>
          </table:table-cell>
          <table:table-cell office:value-type="float" office:value="1624008" calcext:value-type="float">
            <text:p>1624008</text:p>
          </table:table-cell>
          <table:table-cell office:value-type="float" office:value="9000002136975" calcext:value-type="float">
            <text:p>9000002136975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4" calcext:value-type="float">
            <text:p>10048374</text:p>
          </table:table-cell>
          <table:table-cell office:value-type="float" office:value="2470" calcext:value-type="float">
            <text:p>2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TRAU</text:p>
          </table:table-cell>
          <table:table-cell office:value-type="float" office:value="1624023" calcext:value-type="float">
            <text:p>1624023</text:p>
          </table:table-cell>
          <table:table-cell office:value-type="float" office:value="9000002137125" calcext:value-type="float">
            <text:p>9000002137125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4" calcext:value-type="float">
            <text:p>10048374</text:p>
          </table:table-cell>
          <table:table-cell office:value-type="float" office:value="2470" calcext:value-type="float">
            <text:p>2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TRAU</text:p>
          </table:table-cell>
          <table:table-cell office:value-type="float" office:value="1624053" calcext:value-type="float">
            <text:p>1624053</text:p>
          </table:table-cell>
          <table:table-cell office:value-type="float" office:value="9000002137422" calcext:value-type="float">
            <text:p>9000002137422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4" calcext:value-type="float">
            <text:p>10048374</text:p>
          </table:table-cell>
          <table:table-cell office:value-type="float" office:value="2470" calcext:value-type="float">
            <text:p>2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TRAU</text:p>
          </table:table-cell>
          <table:table-cell office:value-type="float" office:value="1624284" calcext:value-type="float">
            <text:p>1624284</text:p>
          </table:table-cell>
          <table:table-cell office:value-type="float" office:value="9000002138535" calcext:value-type="float">
            <text:p>9000002138535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4" calcext:value-type="float">
            <text:p>10048374</text:p>
          </table:table-cell>
          <table:table-cell office:value-type="float" office:value="2470" calcext:value-type="float">
            <text:p>2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TRAU</text:p>
          </table:table-cell>
          <table:table-cell office:value-type="float" office:value="1624301" calcext:value-type="float">
            <text:p>1624301</text:p>
          </table:table-cell>
          <table:table-cell office:value-type="float" office:value="9000002138627" calcext:value-type="float">
            <text:p>9000002138627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4" calcext:value-type="float">
            <text:p>10048374</text:p>
          </table:table-cell>
          <table:table-cell office:value-type="float" office:value="2470" calcext:value-type="float">
            <text:p>2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TRAU</text:p>
          </table:table-cell>
          <table:table-cell office:value-type="float" office:value="1625277" calcext:value-type="float">
            <text:p>1625277</text:p>
          </table:table-cell>
          <table:table-cell office:value-type="float" office:value="9000002142976" calcext:value-type="float">
            <text:p>9000002142976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4" calcext:value-type="float">
            <text:p>10048374</text:p>
          </table:table-cell>
          <table:table-cell office:value-type="float" office:value="2470" calcext:value-type="float">
            <text:p>2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TRAU</text:p>
          </table:table-cell>
          <table:table-cell office:value-type="float" office:value="1625283" calcext:value-type="float">
            <text:p>1625283</text:p>
          </table:table-cell>
          <table:table-cell office:value-type="float" office:value="9000002143034" calcext:value-type="float">
            <text:p>900000214303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4" calcext:value-type="float">
            <text:p>10048374</text:p>
          </table:table-cell>
          <table:table-cell office:value-type="float" office:value="2470" calcext:value-type="float">
            <text:p>2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TRAU</text:p>
          </table:table-cell>
          <table:table-cell office:value-type="float" office:value="1625697" calcext:value-type="float">
            <text:p>1625697</text:p>
          </table:table-cell>
          <table:table-cell office:value-type="float" office:value="9000002145854" calcext:value-type="float">
            <text:p>900000214585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4" calcext:value-type="float">
            <text:p>10048374</text:p>
          </table:table-cell>
          <table:table-cell office:value-type="float" office:value="2470" calcext:value-type="float">
            <text:p>2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TRAU</text:p>
          </table:table-cell>
          <table:table-cell office:value-type="float" office:value="1630746" calcext:value-type="float">
            <text:p>1630746</text:p>
          </table:table-cell>
          <table:table-cell office:value-type="float" office:value="9000002169331" calcext:value-type="float">
            <text:p>9000002169331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4" calcext:value-type="float">
            <text:p>10048374</text:p>
          </table:table-cell>
          <table:table-cell office:value-type="float" office:value="2470" calcext:value-type="float">
            <text:p>2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TRAU</text:p>
          </table:table-cell>
          <table:table-cell office:value-type="float" office:value="1637363" calcext:value-type="float">
            <text:p>1637363</text:p>
          </table:table-cell>
          <table:table-cell office:value-type="float" office:value="9000002201604" calcext:value-type="float">
            <text:p>900000220160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4" calcext:value-type="float">
            <text:p>10048374</text:p>
          </table:table-cell>
          <table:table-cell office:value-type="float" office:value="2470" calcext:value-type="float">
            <text:p>2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TRAU</text:p>
          </table:table-cell>
          <table:table-cell office:value-type="float" office:value="1637665" calcext:value-type="float">
            <text:p>1637665</text:p>
          </table:table-cell>
          <table:table-cell office:value-type="float" office:value="9000002202977" calcext:value-type="float">
            <text:p>9000002202977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4" calcext:value-type="float">
            <text:p>10048374</text:p>
          </table:table-cell>
          <table:table-cell office:value-type="float" office:value="2470" calcext:value-type="float">
            <text:p>2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TRAU</text:p>
          </table:table-cell>
          <table:table-cell office:value-type="float" office:value="1638636" calcext:value-type="float">
            <text:p>1638636</text:p>
          </table:table-cell>
          <table:table-cell office:value-type="float" office:value="9000002206661" calcext:value-type="float">
            <text:p>9000002206661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4" calcext:value-type="float">
            <text:p>10048374</text:p>
          </table:table-cell>
          <table:table-cell office:value-type="float" office:value="2470" calcext:value-type="float">
            <text:p>2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TRAU</text:p>
          </table:table-cell>
          <table:table-cell office:value-type="float" office:value="1639133" calcext:value-type="float">
            <text:p>1639133</text:p>
          </table:table-cell>
          <table:table-cell office:value-type="float" office:value="9000002208863" calcext:value-type="float">
            <text:p>9000002208863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4" calcext:value-type="float">
            <text:p>10048374</text:p>
          </table:table-cell>
          <table:table-cell office:value-type="float" office:value="2470" calcext:value-type="float">
            <text:p>2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TRAU</text:p>
          </table:table-cell>
          <table:table-cell office:value-type="float" office:value="1673654" calcext:value-type="float">
            <text:p>1673654</text:p>
          </table:table-cell>
          <table:table-cell office:value-type="float" office:value="9000002281170" calcext:value-type="float">
            <text:p>900000228117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4" calcext:value-type="float">
            <text:p>10048374</text:p>
          </table:table-cell>
          <table:table-cell office:value-type="float" office:value="2470" calcext:value-type="float">
            <text:p>2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TRAU</text:p>
          </table:table-cell>
          <table:table-cell office:value-type="float" office:value="1674395" calcext:value-type="float">
            <text:p>1674395</text:p>
          </table:table-cell>
          <table:table-cell office:value-type="float" office:value="9000002284829" calcext:value-type="float">
            <text:p>9000002284829</text:p>
          </table:table-cell>
          <table:table-cell office:value-type="string" calcext:value-type="string">
            <text:p>2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4" calcext:value-type="float">
            <text:p>10048374</text:p>
          </table:table-cell>
          <table:table-cell office:value-type="float" office:value="2470" calcext:value-type="float">
            <text:p>2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TRAU</text:p>
          </table:table-cell>
          <table:table-cell office:value-type="float" office:value="1674398" calcext:value-type="float">
            <text:p>1674398</text:p>
          </table:table-cell>
          <table:table-cell office:value-type="float" office:value="9000002284850" calcext:value-type="float">
            <text:p>900000228485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4" calcext:value-type="float">
            <text:p>10048374</text:p>
          </table:table-cell>
          <table:table-cell office:value-type="float" office:value="2470" calcext:value-type="float">
            <text:p>2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TRAU</text:p>
          </table:table-cell>
          <table:table-cell office:value-type="float" office:value="1674417" calcext:value-type="float">
            <text:p>1674417</text:p>
          </table:table-cell>
          <table:table-cell office:value-type="float" office:value="9000002285048" calcext:value-type="float">
            <text:p>9000002285048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4" calcext:value-type="float">
            <text:p>10048374</text:p>
          </table:table-cell>
          <table:table-cell office:value-type="float" office:value="2470" calcext:value-type="float">
            <text:p>2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TRAU</text:p>
          </table:table-cell>
          <table:table-cell office:value-type="float" office:value="1681157" calcext:value-type="float">
            <text:p>1681157</text:p>
          </table:table-cell>
          <table:table-cell office:value-type="float" office:value="9000002314144" calcext:value-type="float">
            <text:p>900000231414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4" calcext:value-type="float">
            <text:p>10048374</text:p>
          </table:table-cell>
          <table:table-cell office:value-type="float" office:value="2470" calcext:value-type="float">
            <text:p>2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TRAU</text:p>
          </table:table-cell>
          <table:table-cell office:value-type="float" office:value="1681197" calcext:value-type="float">
            <text:p>1681197</text:p>
          </table:table-cell>
          <table:table-cell office:value-type="float" office:value="9000002314526" calcext:value-type="float">
            <text:p>9000002314526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4" calcext:value-type="float">
            <text:p>10048374</text:p>
          </table:table-cell>
          <table:table-cell office:value-type="float" office:value="2470" calcext:value-type="float">
            <text:p>2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TRAU</text:p>
          </table:table-cell>
          <table:table-cell office:value-type="float" office:value="1682500" calcext:value-type="float">
            <text:p>1682500</text:p>
          </table:table-cell>
          <table:table-cell office:value-type="float" office:value="9000002320022" calcext:value-type="float">
            <text:p>9000002320022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4" calcext:value-type="float">
            <text:p>10048374</text:p>
          </table:table-cell>
          <table:table-cell office:value-type="float" office:value="2470" calcext:value-type="float">
            <text:p>2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TRAU</text:p>
          </table:table-cell>
          <table:table-cell office:value-type="float" office:value="1694792" calcext:value-type="float">
            <text:p>1694792</text:p>
          </table:table-cell>
          <table:table-cell office:value-type="float" office:value="9000002380569" calcext:value-type="float">
            <text:p>9000002380569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4" calcext:value-type="float">
            <text:p>10048374</text:p>
          </table:table-cell>
          <table:table-cell office:value-type="float" office:value="2470" calcext:value-type="float">
            <text:p>2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TRAU</text:p>
          </table:table-cell>
          <table:table-cell office:value-type="float" office:value="1695202" calcext:value-type="float">
            <text:p>1695202</text:p>
          </table:table-cell>
          <table:table-cell office:value-type="float" office:value="9000002382648" calcext:value-type="float">
            <text:p>9000002382648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4" calcext:value-type="float">
            <text:p>10048374</text:p>
          </table:table-cell>
          <table:table-cell office:value-type="float" office:value="2470" calcext:value-type="float">
            <text:p>2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TRAU</text:p>
          </table:table-cell>
          <table:table-cell office:value-type="float" office:value="1697071" calcext:value-type="float">
            <text:p>1697071</text:p>
          </table:table-cell>
          <table:table-cell office:value-type="float" office:value="9000002393897" calcext:value-type="float">
            <text:p>9000002393897</text:p>
          </table:table-cell>
          <table:table-cell office:value-type="string" calcext:value-type="string">
            <text:p>2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4" calcext:value-type="float">
            <text:p>10048374</text:p>
          </table:table-cell>
          <table:table-cell office:value-type="float" office:value="2470" calcext:value-type="float">
            <text:p>2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TRAU</text:p>
          </table:table-cell>
          <table:table-cell office:value-type="float" office:value="1700307" calcext:value-type="float">
            <text:p>1700307</text:p>
          </table:table-cell>
          <table:table-cell office:value-type="float" office:value="9000002401585" calcext:value-type="float">
            <text:p>9000002401585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4" calcext:value-type="float">
            <text:p>10048374</text:p>
          </table:table-cell>
          <table:table-cell office:value-type="float" office:value="2470" calcext:value-type="float">
            <text:p>2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TRAU</text:p>
          </table:table-cell>
          <table:table-cell office:value-type="float" office:value="1702201" calcext:value-type="float">
            <text:p>1702201</text:p>
          </table:table-cell>
          <table:table-cell office:value-type="float" office:value="9000002407082" calcext:value-type="float">
            <text:p>9000002407082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4" calcext:value-type="float">
            <text:p>10048374</text:p>
          </table:table-cell>
          <table:table-cell office:value-type="float" office:value="2470" calcext:value-type="float">
            <text:p>2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TRAU</text:p>
          </table:table-cell>
          <table:table-cell office:value-type="float" office:value="1705325" calcext:value-type="float">
            <text:p>1705325</text:p>
          </table:table-cell>
          <table:table-cell office:value-type="float" office:value="9000002414097" calcext:value-type="float">
            <text:p>9000002414097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4" calcext:value-type="float">
            <text:p>10048374</text:p>
          </table:table-cell>
          <table:table-cell office:value-type="float" office:value="2470" calcext:value-type="float">
            <text:p>2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TRAU</text:p>
          </table:table-cell>
          <table:table-cell office:value-type="float" office:value="1706220" calcext:value-type="float">
            <text:p>1706220</text:p>
          </table:table-cell>
          <table:table-cell office:value-type="float" office:value="9000002420012" calcext:value-type="float">
            <text:p>9000002420012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4" calcext:value-type="float">
            <text:p>10048374</text:p>
          </table:table-cell>
          <table:table-cell office:value-type="float" office:value="2470" calcext:value-type="float">
            <text:p>2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TRAU</text:p>
          </table:table-cell>
          <table:table-cell office:value-type="float" office:value="1778319" calcext:value-type="float">
            <text:p>1778319</text:p>
          </table:table-cell>
          <table:table-cell office:value-type="float" office:value="9000003046600" calcext:value-type="float">
            <text:p>9000003046600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4" calcext:value-type="float">
            <text:p>10048374</text:p>
          </table:table-cell>
          <table:table-cell office:value-type="float" office:value="2470" calcext:value-type="float">
            <text:p>2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TRAU</text:p>
          </table:table-cell>
          <table:table-cell office:value-type="float" office:value="1779201" calcext:value-type="float">
            <text:p>1779201</text:p>
          </table:table-cell>
          <table:table-cell office:value-type="float" office:value="9000003051253" calcext:value-type="float">
            <text:p>9000003051253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4" calcext:value-type="float">
            <text:p>10048374</text:p>
          </table:table-cell>
          <table:table-cell office:value-type="float" office:value="2470" calcext:value-type="float">
            <text:p>2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TRAU</text:p>
          </table:table-cell>
          <table:table-cell office:value-type="float" office:value="1779238" calcext:value-type="float">
            <text:p>1779238</text:p>
          </table:table-cell>
          <table:table-cell office:value-type="float" office:value="9000003051376" calcext:value-type="float">
            <text:p>9000003051376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4" calcext:value-type="float">
            <text:p>10048374</text:p>
          </table:table-cell>
          <table:table-cell office:value-type="float" office:value="2470" calcext:value-type="float">
            <text:p>2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TRAU</text:p>
          </table:table-cell>
          <table:table-cell office:value-type="float" office:value="1786662" calcext:value-type="float">
            <text:p>1786662</text:p>
          </table:table-cell>
          <table:table-cell office:value-type="float" office:value="9000003083001" calcext:value-type="float">
            <text:p>9000003083001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4" calcext:value-type="float">
            <text:p>10048374</text:p>
          </table:table-cell>
          <table:table-cell office:value-type="float" office:value="2470" calcext:value-type="float">
            <text:p>2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TRAU</text:p>
          </table:table-cell>
          <table:table-cell office:value-type="float" office:value="1789605" calcext:value-type="float">
            <text:p>1789605</text:p>
          </table:table-cell>
          <table:table-cell office:value-type="float" office:value="9000003097947" calcext:value-type="float">
            <text:p>9000003097947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4" calcext:value-type="float">
            <text:p>10048374</text:p>
          </table:table-cell>
          <table:table-cell office:value-type="float" office:value="2470" calcext:value-type="float">
            <text:p>2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TRAU</text:p>
          </table:table-cell>
          <table:table-cell office:value-type="float" office:value="1797475" calcext:value-type="float">
            <text:p>1797475</text:p>
          </table:table-cell>
          <table:table-cell office:value-type="float" office:value="9000003128337" calcext:value-type="float">
            <text:p>9000003128337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4" calcext:value-type="float">
            <text:p>10048374</text:p>
          </table:table-cell>
          <table:table-cell office:value-type="float" office:value="2470" calcext:value-type="float">
            <text:p>2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TRAU</text:p>
          </table:table-cell>
          <table:table-cell office:value-type="float" office:value="1816468" calcext:value-type="float">
            <text:p>1816468</text:p>
          </table:table-cell>
          <table:table-cell office:value-type="float" office:value="9000003243627" calcext:value-type="float">
            <text:p>9000003243627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4" calcext:value-type="float">
            <text:p>10048374</text:p>
          </table:table-cell>
          <table:table-cell office:value-type="float" office:value="2470" calcext:value-type="float">
            <text:p>2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TRAU</text:p>
          </table:table-cell>
          <table:table-cell office:value-type="float" office:value="1820988" calcext:value-type="float">
            <text:p>1820988</text:p>
          </table:table-cell>
          <table:table-cell office:value-type="float" office:value="9000003261324" calcext:value-type="float">
            <text:p>900000326132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4" calcext:value-type="float">
            <text:p>10048374</text:p>
          </table:table-cell>
          <table:table-cell office:value-type="float" office:value="2470" calcext:value-type="float">
            <text:p>2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TRAU</text:p>
          </table:table-cell>
          <table:table-cell office:value-type="float" office:value="1822864" calcext:value-type="float">
            <text:p>1822864</text:p>
          </table:table-cell>
          <table:table-cell office:value-type="float" office:value="9000003265797" calcext:value-type="float">
            <text:p>9000003265797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4" calcext:value-type="float">
            <text:p>10048374</text:p>
          </table:table-cell>
          <table:table-cell office:value-type="float" office:value="2470" calcext:value-type="float">
            <text:p>2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TRAU</text:p>
          </table:table-cell>
          <table:table-cell office:value-type="float" office:value="1854404" calcext:value-type="float">
            <text:p>1854404</text:p>
          </table:table-cell>
          <table:table-cell office:value-type="float" office:value="9000003344454" calcext:value-type="float">
            <text:p>9000003344454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>
          <table:table-cell office:value-type="float" office:value="10048374" calcext:value-type="float">
            <text:p>10048374</text:p>
          </table:table-cell>
          <table:table-cell office:value-type="float" office:value="2470" calcext:value-type="float">
            <text:p>2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cto Perakende Ticaret A.Ş.-KZK ATRAU</text:p>
          </table:table-cell>
          <table:table-cell office:value-type="float" office:value="1854460" calcext:value-type="float">
            <text:p>1854460</text:p>
          </table:table-cell>
          <table:table-cell office:value-type="float" office:value="9000003344942" calcext:value-type="float">
            <text:p>9000003344942</text:p>
          </table:table-cell>
          <table:table-cell office:value-type="string" calcext:value-type="string">
            <text:p>1.0000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2015-02-24T23:22:45.937</text:p>
          </table:table-cell>
        </table:table-row>
        <table:table-row table:style-name="ro1" table:number-rows-repeated="104816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2T10:42:20.413370000</dc:date>
    <meta:editing-duration>P2DT23H47M23S</meta:editing-duration>
    <meta:editing-cycles>3</meta:editing-cycles>
    <meta:generator>LibreOffice/4.3.5.2$MacOSX_x86 LibreOffice_project/3a87456aaa6a95c63eea1c1b3201acedf0751bd5</meta:generator>
    <meta:document-statistic meta:table-count="1" meta:cell-count="3654" meta:object-count="0"/>
  </office:meta>
</office:document-meta>
</file>